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helvetica, sans-serif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998cm" fo:margin-left="-0.023cm" table:align="left"/>
    </style:style>
    <style:style style:name="Tabela2.A" style:family="table-column">
      <style:table-column-properties style:column-width="1.455cm"/>
    </style:style>
    <style:style style:name="Tabela2.E" style:family="table-column">
      <style:table-column-properties style:column-width="1.453cm"/>
    </style:style>
    <style:style style:name="Tabela2.K" style:family="table-column">
      <style:table-column-properties style:column-width="1.457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K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K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263cm" fo:margin-left="-0.132cm" table:align="left"/>
    </style:style>
    <style:style style:name="Tabela3.A" style:family="table-column">
      <style:table-column-properties style:column-width="8.123cm"/>
    </style:style>
    <style:style style:name="Tabela3.B" style:family="table-column">
      <style:table-column-properties style:column-width="8.14cm"/>
    </style:style>
    <style:style style:name="Tabela3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12.638cm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9" style:family="table">
      <style:table-properties style:width="15.628cm" fo:margin-left="0.503cm" table:align="left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12.638cm"/>
    </style:style>
    <style:style style:name="Tabela9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12.638cm"/>
    </style:style>
    <style:style style:name="Tabela10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1" style:family="table">
      <style:table-properties style:width="15.628cm" fo:margin-left="0.503cm" table:align="left"/>
    </style:style>
    <style:style style:name="Tabela11.A" style:family="table-column">
      <style:table-column-properties style:column-width="2.99cm"/>
    </style:style>
    <style:style style:name="Tabela11.B" style:family="table-column">
      <style:table-column-properties style:column-width="12.638cm"/>
    </style:style>
    <style:style style:name="Tabela11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1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5.628cm" fo:margin-left="0.503cm" table:align="left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12.638cm"/>
    </style:style>
    <style:style style:name="Tabela1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3" style:family="table">
      <style:table-properties style:width="15.628cm" fo:margin-left="0.503cm" table:align="left"/>
    </style:style>
    <style:style style:name="Tabela13.A" style:family="table-column">
      <style:table-column-properties style:column-width="2.99cm"/>
    </style:style>
    <style:style style:name="Tabela13.B" style:family="table-column">
      <style:table-column-properties style:column-width="12.638cm"/>
    </style:style>
    <style:style style:name="Tabela1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titulo">
      <style:paragraph-properties fo:margin-top="0.212cm" fo:margin-bottom="0cm" style:contextual-spacing="false" fo:text-align="center" style:justify-single-word="false"/>
      <style:text-properties fo:font-size="24pt" style:font-size-asian="24pt"/>
    </style:style>
    <style:style style:name="P3" style:family="paragraph" style:parent-style-name="versao">
      <style:paragraph-properties fo:text-align="center" style:justify-single-word="false"/>
    </style:style>
    <style:style style:name="P4" style:family="paragraph" style:parent-style-name="versao">
      <style:paragraph-properties fo:text-align="center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5" style:family="paragraph" style:parent-style-name="versao">
      <style:paragraph-properties fo:text-align="start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6" style:family="paragraph" style:parent-style-name="versao">
      <style:paragraph-properties fo:text-align="center" style:justify-single-word="false"/>
      <style:text-properties fo:font-size="11pt" fo:font-style="italic" style:font-size-asian="11pt" style:font-style-asian="italic" style:font-size-complex="11pt"/>
    </style:style>
    <style:style style:name="P7" style:family="paragraph" style:parent-style-name="Standard">
      <style:text-properties fo:color="#333333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3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14" style:family="paragraph" style:parent-style-name="Standard">
      <style:text-properties fo:color="#000000" fo:font-size="10pt" style:font-size-asian="10pt"/>
    </style:style>
    <style:style style:name="P15" style:family="paragraph" style:parent-style-name="Standard">
      <style:text-properties fo:color="#000000" fo:font-size="6pt" style:font-size-asian="6pt" style:font-size-complex="6pt"/>
    </style:style>
    <style:style style:name="P16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17" style:family="paragraph" style:parent-style-name="Standard">
      <style:paragraph-properties fo:text-align="center" style:justify-single-word="false"/>
      <style:text-properties fo:color="#000080"/>
    </style:style>
    <style:style style:name="P18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19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tyle-complex="italic"/>
    </style:style>
    <style:style style:name="P22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4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5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26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27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28" style:family="paragraph" style:parent-style-name="Contents_20_1">
      <style:paragraph-properties>
        <style:tab-stops>
          <style:tab-stop style:position="0.751cm" style:type="right" style:leader-style="dotted" style:leader-text=".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.251cm" style:type="right" style:leader-style="dotted" style:leader-text=".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margin-left="0cm" fo:margin-right="0cm" fo:text-indent="1.27cm" style:auto-text-indent="false"/>
    </style:style>
    <style:style style:name="P32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33" style:family="paragraph" style:parent-style-name="Standard">
      <style:paragraph-properties fo:margin-left="0cm" fo:margin-right="0cm" fo:text-indent="1.27cm" style:auto-text-indent="false"/>
      <style:text-properties fo:color="#0000ff" fo:font-size="6pt" fo:font-style="italic" style:font-size-asian="6pt" style:font-style-asian="italic" style:font-size-complex="6pt"/>
    </style:style>
    <style:style style:name="P34" style:family="paragraph" style:parent-style-name="Standard">
      <style:paragraph-properties fo:margin-left="0cm" fo:margin-right="0cm" fo:text-indent="1.27cm" style:auto-text-indent="false"/>
      <style:text-properties fo:color="#000000" fo:font-style="italic" officeooo:paragraph-rsid="001eec0f" style:font-style-asian="italic"/>
    </style:style>
    <style:style style:name="P35" style:family="paragraph" style:parent-style-name="Text_20_body">
      <style:paragraph-properties fo:margin-left="0cm" fo:margin-right="0cm" fo:text-indent="1.27cm" style:auto-text-indent="false"/>
      <style:text-properties fo:color="#000000" fo:font-size="10pt" style:font-size-asian="10pt"/>
    </style:style>
    <style:style style:name="P36" style:family="paragraph" style:parent-style-name="Standard">
      <style:paragraph-properties fo:margin-left="0cm" fo:margin-right="0cm" fo:text-indent="0.76cm" style:auto-text-indent="false"/>
    </style:style>
    <style:style style:name="P37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38" style:family="paragraph" style:parent-style-name="Table_20_header">
      <style:paragraph-properties style:snap-to-layout-grid="false"/>
    </style:style>
    <style:style style:name="P39" style:family="paragraph" style:parent-style-name="Filling_20_instruction_20__28_table_20_cell_29_">
      <style:paragraph-properties style:snap-to-layout-grid="false"/>
      <style:text-properties fo:color="#000000"/>
    </style:style>
    <style:style style:name="P40" style:family="paragraph" style:parent-style-name="Text_20_body">
      <style:text-properties fo:color="#000000" fo:font-size="10pt" style:font-size-asian="10pt"/>
    </style:style>
    <style:style style:name="P41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2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3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weight-complex="bold"/>
    </style:style>
    <style:style style:name="P44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45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/>
    </style:style>
    <style:style style:name="P46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7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8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49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50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51" style:family="paragraph" style:parent-style-name="Filling_20_instruction">
      <style:text-properties fo:color="#000000" fo:font-size="9pt" style:font-size-asian="9pt" style:font-size-complex="9pt" style:font-style-complex="italic"/>
    </style:style>
    <style:style style:name="P52" style:family="paragraph" style:parent-style-name="Filling_20_instruction">
      <style:text-properties fo:color="#ff0000" fo:font-size="10pt" fo:font-weight="bold" style:font-size-asian="10pt" style:font-weight-asian="bold" style:font-weight-complex="bold"/>
    </style:style>
    <style:style style:name="P53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54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55" style:family="paragraph" style:parent-style-name="Heading_20_1" style:list-style-name="" style:master-page-name="MP3">
      <style:paragraph-properties style:page-number="auto" fo:break-before="page"/>
    </style:style>
    <style:style style:name="P56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00" fo:font-style="italic" style:font-style-asian="italic"/>
    </style:style>
    <style:style style:name="P57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P58" style:family="paragraph" style:parent-style-name="conteudo" style:master-page-name="MP2">
      <style:paragraph-properties style:page-number="auto" fo:break-before="page"/>
    </style:style>
    <style:style style:name="P59" style:family="paragraph" style:parent-style-name="Title_20_Cover" style:master-page-name="MP0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T1" style:family="text">
      <style:text-properties fo:color="#333333" fo:font-size="20pt" fo:font-weight="bold" style:font-size-asian="20pt" style:font-weight-asian="bold" style:font-size-complex="20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color="#0000ff"/>
    </style:style>
    <style:style style:name="T7" style:family="text">
      <style:text-properties fo:color="#0000ff" fo:font-style="italic" style:language-asian="pt" style:country-asian="BR" style:font-style-asian="italic"/>
    </style:style>
    <style:style style:name="T8" style:family="text">
      <style:text-properties fo:color="#ff0000"/>
    </style:style>
    <style:style style:name="T9" style:family="text">
      <style:text-properties fo:color="#000000"/>
    </style:style>
    <style:style style:name="T10" style:family="text">
      <style:text-properties fo:color="#000000" fo:font-style="italic" style:font-style-asian="italic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 fo:font-style="italic" officeooo:rsid="001fc915" style:font-style-asian="italic"/>
    </style:style>
    <style:style style:name="T13" style:family="text">
      <style:text-properties fo:color="#000000" style:font-style-complex="italic"/>
    </style:style>
    <style:style style:name="T14" style:family="text">
      <style:text-properties fo:color="#000000" officeooo:rsid="00356b0a" style:font-style-complex="italic"/>
    </style:style>
    <style:style style:name="T15" style:family="text">
      <style:text-properties fo:color="#000000" officeooo:rsid="0029247a"/>
    </style:style>
    <style:style style:name="T16" style:family="text">
      <style:text-properties fo:color="#000000" officeooo:rsid="0029bca3"/>
    </style:style>
    <style:style style:name="T17" style:family="text">
      <style:text-properties fo:color="#000000" officeooo:rsid="003318fb"/>
    </style:style>
    <style:style style:name="T18" style:family="text">
      <style:text-properties fo:color="#000000" officeooo:rsid="0036e351"/>
    </style:style>
    <style:style style:name="T19" style:family="text">
      <style:text-properties fo:color="#000000" officeooo:rsid="004c2569"/>
    </style:style>
    <style:style style:name="T20" style:family="text">
      <style:text-properties officeooo:rsid="001a0fd4"/>
    </style:style>
    <style:style style:name="T21" style:family="text">
      <style:text-properties fo:font-variant="normal" fo:text-transform="none" fo:color="#000000" style:font-name="arial" fo:font-size="11.25pt" fo:letter-spacing="normal" fo:font-style="normal" fo:font-weight="bold" style:font-weight-asian="bold" style:font-weight-complex="bold"/>
    </style:style>
    <style:style style:name="T22" style:family="text">
      <style:text-properties officeooo:rsid="001d3094"/>
    </style:style>
    <style:style style:name="T23" style:family="text">
      <style:text-properties officeooo:rsid="001eec0f"/>
    </style:style>
    <style:style style:name="T24" style:family="text">
      <style:text-properties officeooo:rsid="001fa41a"/>
    </style:style>
    <style:style style:name="T25" style:family="text">
      <style:text-properties officeooo:rsid="00248664"/>
    </style:style>
    <style:style style:name="T26" style:family="text">
      <style:text-properties officeooo:rsid="0029bca3"/>
    </style:style>
    <style:style style:name="T27" style:family="text">
      <style:text-properties officeooo:rsid="002a08db"/>
    </style:style>
    <style:style style:name="T28" style:family="text">
      <style:text-properties officeooo:rsid="002a7132"/>
    </style:style>
    <style:style style:name="T29" style:family="text">
      <style:text-properties officeooo:rsid="002b252d"/>
    </style:style>
    <style:style style:name="T30" style:family="text">
      <style:text-properties officeooo:rsid="002cf431"/>
    </style:style>
    <style:style style:name="T31" style:family="text">
      <style:text-properties officeooo:rsid="002e777e"/>
    </style:style>
    <style:style style:name="T32" style:family="text">
      <style:text-properties officeooo:rsid="00304e84"/>
    </style:style>
    <style:style style:name="T33" style:family="text">
      <style:text-properties officeooo:rsid="00323c37"/>
    </style:style>
    <style:style style:name="T34" style:family="text">
      <style:text-properties officeooo:rsid="003318fb"/>
    </style:style>
    <style:style style:name="T35" style:family="text">
      <style:text-properties officeooo:rsid="0033df0e"/>
    </style:style>
    <style:style style:name="T36" style:family="text">
      <style:text-properties officeooo:rsid="0033fe6e"/>
    </style:style>
    <style:style style:name="T37" style:family="text">
      <style:text-properties officeooo:rsid="0036e351"/>
    </style:style>
    <style:style style:name="T38" style:family="text">
      <style:text-properties officeooo:rsid="0039d8ec"/>
    </style:style>
    <style:style style:name="T39" style:family="text">
      <style:text-properties officeooo:rsid="003a118b"/>
    </style:style>
    <style:style style:name="T40" style:family="text">
      <style:text-properties officeooo:rsid="003b01fa"/>
    </style:style>
    <style:style style:name="T41" style:family="text">
      <style:text-properties officeooo:rsid="003ba3c4"/>
    </style:style>
    <style:style style:name="T42" style:family="text">
      <style:text-properties officeooo:rsid="003caacb"/>
    </style:style>
    <style:style style:name="T43" style:family="text">
      <style:text-properties officeooo:rsid="003fa229"/>
    </style:style>
    <style:style style:name="T44" style:family="text">
      <style:text-properties officeooo:rsid="0040473c"/>
    </style:style>
    <style:style style:name="T45" style:family="text">
      <style:text-properties officeooo:rsid="004161b4"/>
    </style:style>
    <style:style style:name="T46" style:family="text">
      <style:text-properties officeooo:rsid="00495493"/>
    </style:style>
    <style:style style:name="T47" style:family="text">
      <style:text-properties officeooo:rsid="004a38f9"/>
    </style:style>
    <style:style style:name="T48" style:family="text">
      <style:text-properties officeooo:rsid="004c2569"/>
    </style:style>
    <style:style style:name="T49" style:family="text">
      <style:text-properties officeooo:rsid="004e0367"/>
    </style:style>
    <style:style style:name="T50" style:family="text">
      <style:text-properties officeooo:rsid="004f7293"/>
    </style:style>
    <style:style style:name="T51" style:family="text">
      <style:text-properties officeooo:rsid="004ffaf9"/>
    </style:style>
    <style:style style:name="T52" style:family="text">
      <style:text-properties officeooo:rsid="0051cef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Documento de Especificação de Projeto</text:p>
      <text:p text:style-name="Standard"/>
      <text:p text:style-name="Standard"/>
      <text:p text:style-name="Standard"/>
      <text:p text:style-name="Standard"/>
      <text:p text:style-name="P2">Projeto de Software</text:p>
      <text:p text:style-name="P6">Disciplina NEA2 – Segundo Semestre – 2012.<text:line-break/>Professora <text:span text:style-name="T21">Aretha Barbosa Alencar</text:span><text:line-break/>UTFPR – Universidade Tecnológica Federal do Paraná – Campus Campo Mourão</text:p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P7"/>
      <text:p text:style-name="P8"><text:span text:style-name="Fonte_20_parág._20_padrão"><text:span text:style-name="T1">Gerenciador de Bibliotecas</text:span></text:span></text:p>
      <text:p text:style-name="P4">Equipe: Adilson Simiao de Souza.</text:p>
      <text:p text:style-name="Standard"><text:s text:c="59"/>F<text:span text:style-name="T20">á</text:span>bio Alexandre da Silva</text:p>
      <text:p text:style-name="P5"/>
      <text:p text:style-name="P53">HISTÓRICO DE REVISÕES</text:p>
      <text:p text:style-name="P9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10">Nome da alteração</text:p>
          </table:table-cell>
          <table:table-cell table:style-name="Tabela1.A1" office:value-type="string">
            <text:p text:style-name="P10">Responsável</text:p>
          </table:table-cell>
          <table:table-cell table:style-name="Tabela1.C1" office:value-type="string">
            <text:p text:style-name="P10">Data</text:p>
          </table:table-cell>
        </table:table-row>
        <table:table-row>
          <table:table-cell table:style-name="Tabela1.A1" office:value-type="string">
            <text:p text:style-name="P19">Caso de uso</text:p>
          </table:table-cell>
          <table:table-cell table:style-name="Tabela1.A1" office:value-type="string">
            <text:p text:style-name="P19">Adilson</text:p>
          </table:table-cell>
          <table:table-cell table:style-name="Tabela1.C1" office:value-type="string">
            <text:p text:style-name="P19">12/01/13</text:p>
          </table:table-cell>
        </table:table-row>
        <table:table-row>
          <table:table-cell table:style-name="Tabela1.A1" office:value-type="string">
            <text:p text:style-name="P19">Requisitos</text:p>
          </table:table-cell>
          <table:table-cell table:style-name="Tabela1.A1" office:value-type="string">
            <text:p text:style-name="P19">Fernando</text:p>
          </table:table-cell>
          <table:table-cell table:style-name="Tabela1.C1" office:value-type="string">
            <text:p text:style-name="P19">07/02/13</text:p>
          </table:table-cell>
        </table:table-row>
        <table:table-row>
          <table:table-cell table:style-name="Tabela1.A4" office:value-type="string">
            <text:p text:style-name="P19">Correçao parcial template</text:p>
          </table:table-cell>
          <table:table-cell table:style-name="Tabela1.A4" office:value-type="string">
            <text:p text:style-name="P19">Fernando</text:p>
          </table:table-cell>
          <table:table-cell table:style-name="Tabela1.C4" office:value-type="string">
            <text:p text:style-name="P19">20/02/13</text:p>
          </table:table-cell>
        </table:table-row>
        <table:table-row>
          <table:table-cell table:style-name="Tabela1.A4" office:value-type="string">
            <text:p text:style-name="P19">Correçao casos de uso</text:p>
          </table:table-cell>
          <table:table-cell table:style-name="Tabela1.A4" office:value-type="string">
            <text:p text:style-name="P19">Adilson</text:p>
          </table:table-cell>
          <table:table-cell table:style-name="Tabela1.C4" office:value-type="string">
            <text:p text:style-name="P19">21/02/13</text:p>
          </table:table-cell>
        </table:table-row>
        <table:table-row>
          <table:table-cell table:style-name="Tabela1.A4" office:value-type="string">
            <text:p text:style-name="P19">Correçao casos de uso, formatação</text:p>
          </table:table-cell>
          <table:table-cell table:style-name="Tabela1.A4" office:value-type="string">
            <text:p text:style-name="P19">Fernando</text:p>
          </table:table-cell>
          <table:table-cell table:style-name="Tabela1.C4" office:value-type="string">
            <text:p text:style-name="P19">22/02/13</text:p>
          </table:table-cell>
        </table:table-row>
        <table:table-row>
          <table:table-cell table:style-name="Tabela1.A4" office:value-type="string">
            <text:p text:style-name="P19">Correçao casos de uso, formatação</text:p>
          </table:table-cell>
          <table:table-cell table:style-name="Tabela1.A4" office:value-type="string">
            <text:p text:style-name="P19">Fernando</text:p>
          </table:table-cell>
          <table:table-cell table:style-name="Tabela1.C4" office:value-type="string">
            <text:p text:style-name="P19">24/02/13</text:p>
          </table:table-cell>
        </table:table-row>
      </table:table>
      <text:p text:style-name="P9"/>
      <text:p text:style-name="P18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p text:style-name="P22"><text:span text:style-name="Fonte_20_parág._20_padrão"><text:span text:style-name="T2">Orientação para uso do </text:span></text:span><text:span text:style-name="Fonte_20_parág._20_padrão"><text:span text:style-name="T4">template</text:span></text:span><text:span text:style-name="Fonte_20_parág._20_padrão"><text:span text:style-name="T2">:</text:span></text:span></text:p>
      <text:p text:style-name="P26">Instruções de preenchimento estão espalhadas pelas várias seções deste <text:span text:style-name="Fonte_20_parág._20_padrão"><text:span text:style-name="T5">template</text:span></text:span>, em cor <text:span text:style-name="Fonte_20_parág._20_padrão"><text:span text:style-name="T6">azul</text:span></text:span> e envoltas por <text:span text:style-name="Fonte_20_parág._20_padrão"><text:span text:style-name="T5">tags</text:span></text:span> (“&lt;” e “&gt;”). Após ler uma instrução de preenchimento e entender que informação deve ser fornecida, delete a instrução de preenchimento e substitua-a por texto de sua própria autor(es)ia, relacionado à seção. A cor <text:span text:style-name="Fonte_20_parág._20_padrão"><text:span text:style-name="T8">vermelha</text:span></text:span> é utilizado como comentário e deverá ser apagada do documento.</text:p>
      <text:p text:style-name="P26">Ao fim da elaboração do documento, atualize seu índice clicando com o botão direito do mouse no mesmo e depois em <text:span text:style-name="Fonte_20_parág._20_padrão"><text:span text:style-name="T2">Atualizar Campo </text:span></text:span>(<text:span text:style-name="Fonte_20_parág._20_padrão"><text:span text:style-name="T2">Update Field</text:span></text:span>).</text:p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Este documento foi estendido da proposta de documentação de especificação funcional elaborada pelo Centro de Inovação de Recife / Qualiti Software Processes / Centro de Estudos e Sistemas Avançados do Recife (C.E.S.A.R) de 2007.</text:p>
      <text:p text:style-name="P58">Índice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Heading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28"><text:a xlink:type="simple" xlink:href="#__RefHeading__9_117254275" office:target-frame-name="_top" xlink:show="replace">1. <text:s/>Introdução<text:tab/>5</text:a></text:p>
          <text:p text:style-name="P29"><text:a xlink:type="simple" xlink:href="#__RefHeading__11_117254275" office:target-frame-name="_top" xlink:show="replace">1.1 <text:s/>Descrição do sistema<text:tab/>5</text:a></text:p>
          <text:p text:style-name="P29"><text:a xlink:type="simple" xlink:href="#__RefHeading__13_117254275" office:target-frame-name="_top" xlink:show="replace">1.2 <text:s/>Objetivo do sistema<text:tab/>5</text:a></text:p>
          <text:p text:style-name="P29"><text:a xlink:type="simple" xlink:href="#__RefHeading__15_117254275" office:target-frame-name="_top" xlink:show="replace">1.3 <text:s/>Sistemas Similares<text:tab/>5</text:a></text:p>
          <text:p text:style-name="P29"><text:a xlink:type="simple" xlink:href="#__RefHeading__17_117254275" office:target-frame-name="_top" xlink:show="replace">1.4 <text:s/>Convenções, termos e abreviações<text:tab/>5</text:a></text:p>
          <text:p text:style-name="P30"><text:a xlink:type="simple" xlink:href="#__RefHeading__19_117254275" office:target-frame-name="_top" xlink:show="replace">1.4.1 Identificação dos casos de uso <text:tab/>5</text:a></text:p>
          <text:p text:style-name="P28"><text:a xlink:type="simple" xlink:href="#__RefHeading__23_117254275" office:target-frame-name="_top" xlink:show="replace">2. <text:s/>Lista de Requisitos <text:tab/>6</text:a></text:p>
          <text:p text:style-name="P29"><text:a xlink:type="simple" xlink:href="#__RefHeading__937_1047580196" office:target-frame-name="_top" xlink:show="replace">2.1 <text:s/>Matriz de Rastreabilidade<text:tab/>6</text:a></text:p>
          <text:p text:style-name="P28"><text:a xlink:type="simple" xlink:href="#__RefHeading__939_1047580196" office:target-frame-name="_top" xlink:show="replace">3. <text:s/>Atores<text:tab/>7</text:a></text:p>
          <text:p text:style-name="P28"><text:a xlink:type="simple" xlink:href="#__RefHeading__25_117254275" office:target-frame-name="_top" xlink:show="replace">4. <text:s/>Casos de Uso<text:tab/>7</text:a></text:p>
          <text:p text:style-name="P30"><text:a xlink:type="simple" xlink:href="#__RefHeading__27_117254275" office:target-frame-name="_top" xlink:show="replace"><text:s/>Diagrama de Caso de Uso <text:s/>- <text:s/>Bibliotec<text:tab/>7</text:a></text:p>
          <text:p text:style-name="P30"><text:a xlink:type="simple" xlink:href="#__RefHeading__29_117254275" office:target-frame-name="_top" xlink:show="replace"><text:s/>[UC01]Manter Usuário<text:tab/>8</text:a></text:p>
          <text:p text:style-name="P30"><text:a xlink:type="simple" xlink:href="#__RefHeading__1528_844320639" office:target-frame-name="_top" xlink:show="replace"><text:s/>[UC02]Manter funcionário<text:tab/>10</text:a></text:p>
          <text:p text:style-name="P30"><text:a xlink:type="simple" xlink:href="#__RefHeading__1530_844320639" office:target-frame-name="_top" xlink:show="replace"><text:s/>[UC03]Manter autor(es)<text:tab/>11</text:a></text:p>
          <text:p text:style-name="P30"><text:a xlink:type="simple" xlink:href="#__RefHeading__1532_844320639" office:target-frame-name="_top" xlink:show="replace"><text:s/>[UC04]</text:a><text:a xlink:type="simple" xlink:href="#__RefHeading__1532_844320639" office:target-frame-name="_top" xlink:show="replace"><text:span text:style-name="T47">Manter Empréstimos</text:span></text:a><text:a xlink:type="simple" xlink:href="#__RefHeading__1532_844320639" office:target-frame-name="_top" xlink:show="replace"><text:tab/>13</text:a></text:p>
          <text:p text:style-name="P30"><text:a xlink:type="simple" xlink:href="#__RefHeading__1534_844320639" office:target-frame-name="_top" xlink:show="replace"><text:s/>[UC05]Manter ferramentas<text:tab/>14</text:a></text:p>
          <text:p text:style-name="P30"><text:a xlink:type="simple" xlink:href="#__RefHeading__1534_8443206391" office:target-frame-name="_top" xlink:show="replace"><text:s/>[UC06]Manter ferramentas emprestadas<text:tab/>16</text:a></text:p>
          <text:p text:style-name="P30"><text:a xlink:type="simple" xlink:href="#__RefHeading__1534_84432063911" office:target-frame-name="_top" xlink:show="replace"><text:s/>[UC07]Manter ordens de serviço<text:tab/>17</text:a></text:p>
          <text:p text:style-name="P30"><text:a xlink:type="simple" xlink:href="#__RefHeading__1534_844320639111" office:target-frame-name="_top" xlink:show="replace"><text:s/>[UC08]Manter orçamentos<text:tab/>19</text:a></text:p>
          <text:p text:style-name="P30"><text:a xlink:type="simple" xlink:href="#__RefHeading__1534_8443206391111" office:target-frame-name="_top" xlink:show="replace"><text:s/>[UC09]Fazer consultas<text:tab/>20</text:a></text:p>
          <text:p text:style-name="P30"><text:a xlink:type="simple" xlink:href="#__RefHeading__1534_84432063911111" office:target-frame-name="_top" xlink:show="replace"><text:s/>[UC10]Gerar relatorios<text:tab/>22</text:a></text:p>
        </text:index-body>
      </text:table-of-content>
      <text:h text:style-name="P55" text:outline-level="1"><text:bookmark-start text:name="__RefHeading__9_117254275"/>Introdução<text:bookmark-end text:name="__RefHeading__9_117254275"/></text:h>
      <text:h text:style-name="Heading_20_2" text:outline-level="2"><text:bookmark-start text:name="__RefHeading__11_117254275"/>Descrição do sistema<text:bookmark-end text:name="__RefHeading__11_117254275"/></text:h>
      <text:p text:style-name="P31"><text:span text:style-name="Fonte_20_parág._20_padrão"><text:span text:style-name="T10">Este documento especifica os casos de uso e requisitos não-funcionais (RNFs) do projeto intitulado Sistema de </text:span></text:span><text:span text:style-name="Fonte_20_parág._20_padrão"><text:span text:style-name="T11">Ordem de Serviços</text:span></text:span><text:span text:style-name="Fonte_20_parág._20_padrão"><text:span text:style-name="T10"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</text:span></text:span><text:span text:style-name="Fonte_20_parág._20_padrão"><text:span text:style-name="T12">ideias</text:span></text:span><text:span text:style-name="Fonte_20_parág._20_padrão"><text:span text:style-name="T10"> do paradigma orientado à objetos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P34">O Sistema de <text:span text:style-name="T22">Controle de Empréstimos de Livros de uma Biblioteca </text:span><text:span text:style-name="T23">tem</text:span><text:span text:style-name="T22"> com</text:span><text:span text:style-name="T24">o</text:span><text:span text:style-name="T22"> </text:span><text:span text:style-name="T23">objetivo o</text:span><text:span text:style-name="T22"> control</text:span><text:span text:style-name="T23">e d</text:span><text:span text:style-name="T22">o empréstimo</text:span><text:span text:style-name="T23">s </text:span><text:span text:style-name="T22">e devoluç</text:span><text:span text:style-name="T23">ões</text:span><text:span text:style-name="T22"> de livros, </text:span><text:span text:style-name="T23">com o intuito de melhorar o atendimento e consequentemente os serviços prestados aos </text:span><text:span text:style-name="T24">usuários da biblioteca</text:span><text:span text:style-name="T23">.</text:span></text:p>
      <text:h text:style-name="Heading_20_2" text:outline-level="2"><text:bookmark-start text:name="__RefHeading__15_117254275"/>Sistemas Similares<text:bookmark-end text:name="__RefHeading__15_117254275"/></text:h>
      <text:p text:style-name="P32">&lt;substituir por texto e imagens de telas de sistemas similares pesquisados e utilizados como inspiração. Máximo de 1000 palavras&gt;.</text:p>
      <text:h text:style-name="Heading_20_2" text:outline-level="2"><text:bookmark-start text:name="__RefHeading__17_117254275"/>Convenções, termos e abreviações<text:bookmark-end text:name="__RefHeading__17_117254275"/></text:h>
      <text:p text:style-name="P31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31">Os casos de uso devem ser identificados com um identificador único. A numeração inicia com o identificador [UC01] e prossegue sendo incrementada à medida que forem surgindo novos casos de uso.</text:p>
      <text:p text:style-name="P31">A nomenclatura dos fluxos secundários dos casos de uso é dada por uma sigla e por um número. A sigla deve ser FA para fluxos alternativos e FE para fluxos de erro. O número é um <text:span text:style-name="T43">sequencial</text:span> que inicia de 01. Um exemplo de fluxo alternativo é [FA01] e um exemplo de fluxo de erro é [FE01]. O número do identificador reinicia a cada caso de uso.</text:p>
      <text:p text:style-name="P31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2">Informações</text:span></text:span> <text:span text:style-name="Fonte_20_parág._20_padrão"><text:span text:style-name="T2">Avançadas</text:span></text:span> durante seu cadastro, conforme descrito no fluxo alternativo [UC01].[FA02]”.</text:p>
      <text:p text:style-name="P31"/>
      <text:p text:style-name="P31"/>
      <text:h text:style-name="Heading_20_3" text:outline-level="3"><text:soft-page-break/></text:h>
      <text:h text:style-name="Heading_20_1" text:outline-level="1"><text:bookmark-start text:name="__RefHeading__23_117254275"/>Lista de Requisitos<text:bookmark-end text:name="__RefHeading__23_117254275"/></text:h>
      <text:p text:style-name="P36">Abaixo encontra-se a lista de requisitos do projeto.</text:p>
      <text:p text:style-name="P37"/>
      <text:p text:style-name="P13"><text:tab/>1RF: O Sistema deve permitir o gerenciamento dos <text:span text:style-name="T44">Usuários</text:span>:</text:p>
      <text:p text:style-name="P13"><text:tab/><text:tab/>ID, Nome, CPF, Endereço, Telefone.</text:p>
      <text:p text:style-name="P13"><text:tab/>2RF: O Sistema deve permitir o gerenciamento dos funcionários:</text:p>
      <text:p text:style-name="P13"><text:tab/><text:tab/>ID, Nome, CPF, Endereço, Telefone, Carteira de Trabalho, <text:span text:style-name="T44">função.</text:span></text:p>
      <text:p text:style-name="P13"><text:tab/>3RF: O sistema deve permitir o gerenciamento dos autor(es):</text:p>
      <text:p text:style-name="P13"><text:tab/><text:tab/>ID, <text:span text:style-name="T46">Nome, publicações</text:span>.</text:p>
      <text:p text:style-name="P13"><text:tab/>4RF: O sistema deve permitir o gerenciamento dos Tipos de serviços.</text:p>
      <text:p text:style-name="P13"><text:tab/><text:tab/><text:span text:style-name="T44">São</text:span> serviços pre cadastrados no sistema (ex: trocar <text:span text:style-name="T44">óleo</text:span>, trocar amortecedor, revisar cubo....), que</text:p>
      <text:p text:style-name="P13"><text:tab/><text:tab/>podem ser adicionados a uma ordem de serviço aberta, cada serviço cadastrado possui as seguintes</text:p>
      <text:p text:style-name="P13"><text:tab/><text:tab/><text:span text:style-name="T44">características</text:span>:</text:p>
      <text:p text:style-name="P13"><text:tab/><text:tab/>ID(<text:span text:style-name="T44">código</text:span>), <text:span text:style-name="T44">Descrição</text:span>/Nome, valor.</text:p>
      <text:p text:style-name="P13"><text:tab/>5RF: O sistema deve permitir o gerenciamento das Ferramentas:</text:p>
      <text:p text:style-name="P13"><text:tab/><text:tab/>ID(<text:span text:style-name="T44">Código</text:span>), <text:span text:style-name="T44">Descrição</text:span>/Nome, Quantidade.</text:p>
      <text:p text:style-name="P13"><text:tab/>6RF: O sistema deve permitir o gerenciamento das FerramentasEmprestadas:</text:p>
      <text:p text:style-name="P13"><text:tab/><text:tab/> Este requisito <text:s/>e <text:span text:style-name="T45">responsável</text:span> <text:s/>pelo o controle dos <text:span text:style-name="T45">empréstimos</text:span> das ferramentas para os funcionários.</text:p>
      <text:p text:style-name="P13"><text:tab/><text:tab/>ID(Codigo), Descriçao/Nome, Qtd, funcionário, dataEmprestimo, dataEntrega.</text:p>
      <text:p text:style-name="P13"><text:tab/>7RF: O sistema deve permitir o gerenciamento das Ordens de serviços:</text:p>
      <text:p text:style-name="P13"><text:tab/> <text:s text:c="10"/><text:tab/>OS é documento responsavel pelo o controle de serviços e peças aplicadas no carro do Usuário assim <text:tab/><text:tab/>como a entrada e saida do mesmo na empresa. A ordem <text:s/>de serviço <text:s/>contem as seguintes caracteristicas:</text:p>
      <text:p text:style-name="P13"><text:tab/><text:tab/>ID, DataEntrada, Usuário, autor(es), Descriçao, Serviços, <text:s/>mecanico, Peças, ValorTotal e dataSaida. <text:s/></text:p>
      <text:p text:style-name="P13"><text:tab/>8RF: O sistema deve permitir o gerenciamento dos Orçamentos: E um documento previo que relaciona peças e <text:tab/><text:tab/>serviços a serem aplicados no autor(es) do Usuário. O orçamente contem as seguintes caracteristicas:</text:p>
      <text:p text:style-name="P13"><text:tab/><text:tab/>ID, Usuário, autor(es), Serviços, Peças, ValorTotal.</text:p>
      <text:p text:style-name="P13"><text:tab/>9RF: O sistema deve realizar as seguintes consultas.</text:p>
      <text:p text:style-name="P13"><text:tab/><text:tab/>1 - Por Usuário. Deve ser exibido Nome, Telefone, CPF e Endereço e o Ordens de <text:s/>serviços executadas.</text:p>
      <text:p text:style-name="P13"><text:tab/><text:tab/>2 - Por autor(es): Deve ser exibido placa e Ordens de Serviços executadas.</text:p>
      <text:p text:style-name="P13"><text:tab/><text:tab/>3 - <text:s/>Por funcionário: Deve ser exibido nome e ordem de serviços que ele participou</text:p>
      <text:p text:style-name="P13"><text:tab/>10RF: O sistema deve gerar os seguintes relatorios:</text:p>
      <text:p text:style-name="P13"><text:s text:c="12"/><text:tab/><text:tab/>1 - Valor arrecadado no mes</text:p>
      <text:p text:style-name="P13"><text:tab/><text:tab/>2 - Ferramentas não devolvidas</text:p>
      <text:p text:style-name="P36"/>
      <text:h text:style-name="Heading_20_2" text:outline-level="2"><text:bookmark-start text:name="__RefHeading__937_1047580196"/>Matriz de Rastreabilidade<text:bookmark-end text:name="__RefHeading__937_1047580196"/></text:h>
      <text:p text:style-name="Standard"/>
      <table:table table:name="Tabela2" table:style-name="Tabela2">
        <table:table-column table:style-name="Tabela2.A" table:number-columns-repeated="4"/>
        <table:table-column table:style-name="Tabela2.E" table:number-columns-repeated="6"/>
        <table:table-column table:style-name="Tabela2.K"/>
        <table:table-row>
          <table:table-cell table:style-name="Tabela2.A1" office:value-type="string">
            <text:p text:style-name="P20">UC/RF</text:p>
          </table:table-cell>
          <table:table-cell table:style-name="Tabela2.A1" office:value-type="string">
            <text:p text:style-name="P20">UC01</text:p>
          </table:table-cell>
          <table:table-cell table:style-name="Tabela2.A1" office:value-type="string">
            <text:p text:style-name="P20">UC02</text:p>
          </table:table-cell>
          <table:table-cell table:style-name="Tabela2.A1" office:value-type="string">
            <text:p text:style-name="P20">UC03</text:p>
          </table:table-cell>
          <table:table-cell table:style-name="Tabela2.A1" office:value-type="string">
            <text:p text:style-name="P20">UC04</text:p>
          </table:table-cell>
          <table:table-cell table:style-name="Tabela2.A1" office:value-type="string">
            <text:p text:style-name="P20">UC05</text:p>
          </table:table-cell>
          <table:table-cell table:style-name="Tabela2.A1" office:value-type="string">
            <text:p text:style-name="P20">UC06</text:p>
          </table:table-cell>
          <table:table-cell table:style-name="Tabela2.A1" office:value-type="string">
            <text:p text:style-name="P20">UC07</text:p>
          </table:table-cell>
          <table:table-cell table:style-name="Tabela2.A1" office:value-type="string">
            <text:p text:style-name="P20">UC08</text:p>
          </table:table-cell>
          <table:table-cell table:style-name="Tabela2.A1" office:value-type="string">
            <text:p text:style-name="P20">UC09</text:p>
          </table:table-cell>
          <table:table-cell table:style-name="Tabela2.K1" office:value-type="string">
            <text:p text:style-name="P20">UC10</text:p>
          </table:table-cell>
        </table:table-row>
        <table:table-row>
          <table:table-cell table:style-name="Tabela2.A2" office:value-type="string">
            <text:p text:style-name="P20">RF01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K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20">RF02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K2" office:value-type="string">
            <text:p text:style-name="P21">#</text:p>
          </table:table-cell>
        </table:table-row>
        <table:table-row>
          <table:table-cell table:style-name="Tabela2.A2" office:value-type="string">
            <text:p text:style-name="P20">RF03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K2" office:value-type="string">
            <text:p text:style-name="P21"/>
          </table:table-cell>
        </table:table-row>
        <text:soft-page-break/>
        <table:table-row>
          <table:table-cell table:style-name="Tabela2.A2" office:value-type="string">
            <text:p text:style-name="P20">RF04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K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20">RF05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K2" office:value-type="string">
            <text:p text:style-name="P21">#</text:p>
          </table:table-cell>
        </table:table-row>
        <table:table-row>
          <table:table-cell table:style-name="Tabela2.A2" office:value-type="string">
            <text:p text:style-name="P20">RF06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K2" office:value-type="string">
            <text:p text:style-name="P21">#</text:p>
          </table:table-cell>
        </table:table-row>
        <table:table-row>
          <table:table-cell table:style-name="Tabela2.A2" office:value-type="string">
            <text:p text:style-name="P20">RF07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K2" office:value-type="string">
            <text:p text:style-name="P21">#</text:p>
          </table:table-cell>
        </table:table-row>
        <table:table-row>
          <table:table-cell table:style-name="Tabela2.A2" office:value-type="string">
            <text:p text:style-name="P20">RF08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K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20">RF09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K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20">RF10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K2" office:value-type="string">
            <text:p text:style-name="P21">#</text:p>
          </table:table-cell>
        </table:table-row>
      </table:table>
      <text:p text:style-name="P32"/>
      <text:h text:style-name="Heading_20_1" text:outline-level="1"><text:bookmark-start text:name="__RefHeading__939_1047580196"/>Atores<text:bookmark-end text:name="__RefHeading__939_1047580196"/></text:h>
      <text:p text:style-name="P36">A tabela abaixo descreve brevemente cada ator da aplicaçã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8">Ator</text:p>
          </table:table-cell>
          <table:table-cell table:style-name="Tabela3.B1" office:value-type="string">
            <text:p text:style-name="P38">Descrição</text:p>
          </table:table-cell>
        </table:table-row>
        <table:table-row>
          <table:table-cell table:style-name="Tabela3.A2" office:value-type="string">
            <text:p text:style-name="P39">funcionário</text:p>
          </table:table-cell>
          <table:table-cell table:style-name="Tabela3.B2" office:value-type="string">
            <text:p text:style-name="P39">Opera o sistema pelo desktop</text:p>
          </table:table-cell>
        </table:table-row>
      </table:table>
      <text:h text:style-name="Heading_20_1" text:outline-level="1"><text:bookmark-start text:name="__RefHeading__25_117254275"/>Casos de Uso<text:bookmark-end text:name="__RefHeading__25_117254275"/></text:h>
      <text:p text:style-name="P35"/>
      <text:p text:style-name="P35">“O Diagrama de Casos de Uso tem o objetivo de auxiliar a comunicação entre os analistas e o Usuário.</text:p>
      <text:p text:style-name="P40">Um diagrama de Caso de Uso descreve um cenário que mostra as funcionalidades do sistema do ponto de vista do usuário. </text:p>
      <text:p text:style-name="P40">O Usuário deve ver no diagrama de Casos de Uso as principais funcionalidades de seu sistema”</text:p>
      <text:p text:style-name="P14"/>
      <text:p text:style-name="P15">Fonte: <text:s/>http://www.dsc.ufcg.edu.br/~sampaio/cursos/2007.1/Graduacao/SI-II/Uml/diagramas/usecases/usecases.htm</text:p>
      <text:p text:style-name="P33"/>
      <text:p text:style-name="P56"><text:bookmark-start text:name="__RefHeading__27_117254275"/>Diagrama de Caso de Uso <text:s/>- <text:s/>Bibliotec<text:bookmark-end text:name="__RefHeading__27_117254275"/></text:p>
      <text:p text:style-name="P36">Essa seção apresenta todos os requisitos funcionais da aplicação, especificados como casos de uso.</text:p>
      <text:p text:style-name="Standard"><text:span text:style-name="Fonte_20_parág._20_padrão"><text:span text:style-name="T7"/></text:span></text:p>
      <text:p text:style-name="P17"/>
      <text:p text:style-name="P17"/>
      <text:p text:style-name="P17"/>
      <text:p text:style-name="P17"/>
      <text:p text:style-name="P41"><text:s/></text:p>
      <text:p text:style-name="P57"><text:bookmark-start text:name="__RefHeading__29_117254275"/><text:bookmark-start text:name="RFXX001"/><text:span text:style-name="Fonte_20_parág._20_padrão"><text:span text:style-name="T13">[UC01]</text:span></text:span><text:bookmark-end text:name="RFXX001"/><text:span text:style-name="Fonte_20_parág._20_padrão"><text:span text:style-name="T9">Manter </text:span></text:span><text:span text:style-name="Fonte_20_parág._20_padrão"><text:span text:style-name="T15">Usuário</text:span></text:span><text:bookmark-end text:name="__RefHeading__29_117254275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2">Ator(es):</text:p>
          </table:table-cell>
          <table:table-cell table:style-name="Tabela4.B1" office:value-type="string">
            <text:p text:style-name="P43">Funcion<text:span text:style-name="T26">á</text:span>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9">&lt;&lt;CRUD&gt;&gt;.</text:span></text:span></text:p>
      <text:p text:style-name="P44"><text:span text:style-name="Fonte_20_parág._20_padrão"><text:span text:style-name="T3">Pré-condições: <text:tab/></text:span></text:span><text:span text:style-name="Fonte_20_parág._20_padrão"><text:span text:style-name="T9">Sistema iniciado, exibindo tela de apresentaç</text:span></text:span><text:span text:style-name="Fonte_20_parág._20_padrão"><text:span text:style-name="T16">ã</text:span></text:span><text:span text:style-name="Fonte_20_parág._20_padrão"><text:span text:style-name="T9">o.</text:span></text:span></text:p>
      <text:p text:style-name="P45"><text:soft-page-break/><text:tab/><text:tab/><text:tab/>Conex<text:span text:style-name="T26">ã</text:span>o com o banco de dados.</text:p>
      <text:p text:style-name="P44"><text:span text:style-name="Fonte_20_parág._20_padrão"><text:span text:style-name="T3">Pós-condições: <text:tab/></text:span></text:span><text:span text:style-name="Fonte_20_parág._20_padrão"><text:span text:style-name="T9">Usuário adicionado ao banco de dados do sistema.</text:span></text:span></text:p>
      <text:p text:style-name="P45"><text:tab/><text:tab/><text:tab/>Usuário removido do banco de dados do sistema.</text:p>
      <text:p text:style-name="P47">Fluxo principal:</text:p>
      <text:p text:style-name="P50">1 - O sistema exibe tela inicial com as opções <text:span text:style-name="T26">disponíveis</text:span>:</text:p>
      <text:p text:style-name="P48"><text:tab/>1.1 - “Cadastrar Usuário”.</text:p>
      <text:p text:style-name="P48"><text:tab/>1.2 - “Consultar Usuário”.</text:p>
      <text:p text:style-name="P48"><text:tab/>1.3 - “Alterar Usuário”.</text:p>
      <text:p text:style-name="P48"><text:tab/>1.4 - “Excluir Usuário”.</text:p>
      <text:p text:style-name="P48"/>
      <text:p text:style-name="P48"><text:s text:c="5"/>Variante 1.1: “Cadastrar Usuário”:</text:p>
      <text:p text:style-name="P48"><text:s text:c="3"/><text:tab/> <text:s text:c="6"/>(1.1.1) O sistema solicita os dados do Usuário.</text:p>
      <text:p text:style-name="P48"><text:tab/> <text:s text:c="6"/>(1.1.2) O <text:span text:style-name="T27">funcionário</text:span> preenche os campos com os dados do Usuário: [FA01].</text:p>
      <text:p text:style-name="P16"><text:tab/><text:tab/>(1.1.3) O sistema verifica os campos preenchidos <text:s/>e valida os dados: [FE02] [FE01].</text:p>
      <text:p text:style-name="P16"><text:tab/><text:tab/>(1.1.4) O funcion<text:span text:style-name="T31">á</text:span>rio cadastra o Usuário.</text:p>
      <text:p text:style-name="P16"><text:tab/><text:tab/>(1.1.5) O sistema informa que o cadastro <text:span text:style-name="T26">foi</text:span> feito com sucesso. <text:s text:c="5"/><text:tab/></text:p>
      <text:p text:style-name="P16"/>
      <text:p text:style-name="P16"><text:tab/>Variante 1.2: “Consultar Usuário”:</text:p>
      <text:p text:style-name="P16"><text:tab/><text:tab/>(1.2.1) O sistema solicita os dados do Usuário.</text:p>
      <text:p text:style-name="P16"><text:tab/><text:tab/>(1.2.2) O funcion<text:span text:style-name="T31">á</text:span>rio preenche os dados solicitados no sistema.</text:p>
      <text:p text:style-name="P16"><text:tab/><text:tab/>(1.2.3) O funcion<text:span text:style-name="T31">á</text:span>rio consulta o Usuário através do botão consultar.</text:p>
      <text:p text:style-name="P16"><text:tab/><text:tab/>(1.2.4) O sistema apresenta uma lista com os nomes dos Usuários: [FA02].</text:p>
      <text:p text:style-name="P16"><text:tab/><text:tab/>(1.2.5) O funcion<text:span text:style-name="T31">á</text:span>rio seleciona um nome da lista.</text:p>
      <text:p text:style-name="P16"><text:tab/><text:tab/>(1.2.6) O sistema exibe as informações do Usuário (nome, telefone, cpf e <text:tab/><text:tab/><text:tab/><text:tab/><text:tab/>endereço).</text:p>
      <text:p text:style-name="P16"/>
      <text:p text:style-name="P16"><text:tab/>Variante 1.3: “Alterar Usuário”:</text:p>
      <text:p text:style-name="P16"><text:tab/><text:tab/>(1.3.1) &lt;&lt;Include&gt;&gt;[VA1.2].</text:p>
      <text:p text:style-name="P16"><text:tab/><text:tab/>(1.3.2) O funcion<text:span text:style-name="T31">á</text:span>rio preenche os campos com os novos dados à serem <text:tab/><text:tab/><text:tab/><text:tab/><text:tab/>alterados.</text:p>
      <text:p text:style-name="P16"><text:tab/><text:tab/>(1.3.3) O funci<text:span text:style-name="T31">o</text:span>n<text:span text:style-name="T31">á</text:span>rio salva suas alteraç<text:span text:style-name="T31">õ</text:span>es atrav<text:span text:style-name="T31">é</text:span>s do botão 'alterar'.</text:p>
      <text:p text:style-name="P16"><text:tab/><text:tab/>(1.3.4) O sistema informa a alteração feita com sucesso.</text:p>
      <text:p text:style-name="P16"/>
      <text:p text:style-name="P16"><text:tab/>Variante 1.4: “Excluir Usuário”:</text:p>
      <text:p text:style-name="P16"><text:tab/><text:tab/>(1.4.1) &lt;&lt;Include&gt;&gt;[VA1.2].</text:p>
      <text:p text:style-name="P16"><text:tab/><text:tab/>(1.4.2) O funcion<text:span text:style-name="T32">á</text:span>rio exclui o Usuário atrav<text:span text:style-name="T32">é</text:span>s do bot<text:span text:style-name="T32">ã</text:span>o 'excluir'.</text:p>
      <text:p text:style-name="P16"><text:tab/><text:tab/>(1.4.3) O sistema informa exclus<text:span text:style-name="T29">ã</text:span>o feita com sucesso.</text:p>
      <text:p text:style-name="P51"/>
      <text:p text:style-name="P51">2 - O Funcion<text:span text:style-name="T29">á</text:span>rio escolhe uma opção.</text:p>
      <text:p text:style-name="P16">3 - O sistema retorna a etapa 1.</text:p>
      <text:p text:style-name="P11">Fluxos alternativos:</text:p>
      <text:p text:style-name="P51">[FA01] Buscar CP<text:span text:style-name="T27">F</text:span>:</text:p>
      <text:p text:style-name="P50">1 - O funcion<text:span text:style-name="T29">á</text:span>rio informa <text:span text:style-name="T30">o CPF do </text:span><text:span text:style-name="T29">usuário</text:span><text:span text:style-name="T28"> </text:span>desejada.</text:p>
      <text:p text:style-name="P50"><text:soft-page-break/>2 - O sistema retorna o CP<text:span text:style-name="T27">F </text:span>procurado.</text:p>
      <text:p text:style-name="P50">3 - O sistema retorna para ao passo [1.1.2] do fluxo principal solicitando novos dados.</text:p>
      <text:p text:style-name="P51"/>
      <text:p text:style-name="P51">[FA02] Usuário não cadastrado:</text:p>
      <text:p text:style-name="P50">1 - &lt;&lt;include&gt;&gt; [VA 1.1]</text:p>
      <text:p text:style-name="P11">Fluxos de erro:</text:p>
      <text:p text:style-name="P51">[FE01] Usuário já cadastrado:</text:p>
      <text:p text:style-name="P50">1 - O sistema exibe mensagem informado o nome e a ID do Usuário.</text:p>
      <text:p text:style-name="P50">2 - O funcionário confirma a tela.</text:p>
      <text:p text:style-name="P50">3 - O sistema retorna para ao passo [1.1.3] do fluxo principal solicitando novos dados.</text:p>
      <text:p text:style-name="P51"/>
      <text:p text:style-name="P51">[FE02] Dados <text:span text:style-name="T33">inválidos</text:span>:</text:p>
      <text:p text:style-name="P50">1 - O sistema informa os campos com os dados <text:span text:style-name="T33">inválidos.</text:span></text:p>
      <text:p text:style-name="P50">2 - O funcionário altera os valores incorretos.</text:p>
      <text:p text:style-name="P50">3 - O sistema retorna para a etapa [1.1.3] do fluxo principal solicitando novos dados.</text:p>
      <text:p text:style-name="P42"/>
      <text:p text:style-name="P42"/>
      <text:p text:style-name="P57"><text:bookmark-start text:name="__RefHeading__1528_844320639"/><text:bookmark-start text:name="RFXX0012"/><text:span text:style-name="Fonte_20_parág._20_padrão"><text:span text:style-name="T13">[UC02]</text:span></text:span><text:bookmark-end text:name="RFXX0012"/><text:span text:style-name="Fonte_20_parág._20_padrão"><text:span text:style-name="T9">Manter funcionário</text:span></text:span><text:bookmark-end text:name="__RefHeading__1528_844320639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2">Ator(es):</text:p>
          </table:table-cell>
          <table:table-cell table:style-name="Tabela5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9">&lt;&lt;CRUD&gt;&gt;.</text:span></text:span></text:p>
      <text:p text:style-name="P44"><text:span text:style-name="Fonte_20_parág._20_padrão"><text:span text:style-name="T3">Pré-condições: <text:tab/></text:span></text:span><text:span text:style-name="Fonte_20_parág._20_padrão"><text:span text:style-name="T9">Sistema iniciado, exibindo tela de apresentaç</text:span></text:span><text:span text:style-name="Fonte_20_parág._20_padrão"><text:span text:style-name="T17">ã</text:span></text:span><text:span text:style-name="Fonte_20_parág._20_padrão"><text:span text:style-name="T9">o.</text:span></text:span></text:p>
      <text:p text:style-name="P45"><text:tab/><text:tab/><text:tab/>Conex<text:span text:style-name="T34">ã</text:span>o com o banco de dados.</text:p>
      <text:p text:style-name="P44"><text:span text:style-name="Fonte_20_parág._20_padrão"><text:span text:style-name="T3">Pós-condições: <text:tab/></text:span></text:span><text:span text:style-name="Fonte_20_parág._20_padrão"><text:span text:style-name="T9">Usuário adicionado ao banco de dados do sistema.</text:span></text:span></text:p>
      <text:p text:style-name="P45"><text:tab/><text:tab/><text:tab/>Usuário removido do banco de dados do sistema.</text:p>
      <text:p text:style-name="P47">Fluxo principal:</text:p>
      <text:p text:style-name="P50">1 - O sistema exibe tela inicial com as opções <text:span text:style-name="T34">disponíveis</text:span>:</text:p>
      <text:p text:style-name="P48"><text:tab/>1.1 - “Cadastrar funcionário”.</text:p>
      <text:p text:style-name="P48"><text:tab/>1.2 - “Consultar funcionário”.</text:p>
      <text:p text:style-name="P48"><text:tab/>1.3 - “Alterar funcionário”.</text:p>
      <text:p text:style-name="P48"><text:tab/>1.4 - “Excluir funcionário”.</text:p>
      <text:p text:style-name="P48"/>
      <text:p text:style-name="P48"><text:tab/>Variante 1.1: “Cadastrar funcionário”:</text:p>
      <text:p text:style-name="P48"><text:tab/><text:tab/>(1.1.1) O sistema solicita os dados do funcionário.</text:p>
      <text:p text:style-name="P48"><text:tab/><text:tab/>(1.1.2) O funcionário preenche os campos com os dados do funcionário: [FA01].</text:p>
      <text:p text:style-name="P16"><text:tab/><text:tab/>(1.1.3) O sistema verifica os campos preenchidos <text:s/>e valida os dados: [FE02] [FE01].</text:p>
      <text:p text:style-name="P16"><text:tab/><text:tab/>(1.1.4) O funcionário cadastra o funcionário.</text:p>
      <text:p text:style-name="P16"><text:tab/><text:tab/>(1.1.5) O sistema informa que o cadastro feito com sucesso. <text:s text:c="5"/><text:tab/></text:p>
      <text:p text:style-name="P16"/>
      <text:p text:style-name="P16"><text:tab/>Variante 1.2: “Consultar funcionário”:</text:p>
      <text:p text:style-name="P16"><text:tab/><text:tab/>(1.2.1) O sistema solicita os dados do funcionário.</text:p>
      <text:p text:style-name="P16"><text:soft-page-break/><text:tab/><text:tab/>(1.2.2) O funcionário preenche os dados solicitados no sistema.</text:p>
      <text:p text:style-name="P16"><text:tab/><text:tab/>(1.2.3) O funcionário consulta o Usuário através do botão consultar.</text:p>
      <text:p text:style-name="P16"><text:tab/><text:tab/>(1.2.4) O sistema apresenta uma lista com os nomes dos funcionários: [FA02].</text:p>
      <text:p text:style-name="P16"><text:tab/><text:tab/>(1.2.5) O funcionário seleciona um nome da lista.</text:p>
      <text:p text:style-name="P16"><text:tab/><text:tab/>(1.2.6) O sistema exibe as informações do funcionário (nome, telefone, cpf e <text:tab/><text:tab/><text:tab/><text:tab/><text:tab/>endereço, carteira de trabalho e <text:span text:style-name="T41">função</text:span>).</text:p>
      <text:p text:style-name="P16"/>
      <text:p text:style-name="P16"><text:tab/>Variante 1.3: “Alterar funcionário”:</text:p>
      <text:p text:style-name="P16"><text:tab/><text:tab/>(1.3.1) &lt;&lt;Include&gt;&gt;[VA1.2].</text:p>
      <text:p text:style-name="P16"><text:tab/><text:tab/>(1.3.2) O funcionário preenche os campos com os novos dados à serem <text:tab/><text:tab/><text:tab/><text:tab/><text:tab/>alterados.</text:p>
      <text:p text:style-name="P16"><text:tab/><text:tab/>(1.3.3) O <text:span text:style-name="T35">funcionário</text:span> salva suas <text:span text:style-name="T36">alterações</text:span> <text:span text:style-name="T36">através</text:span> do botão 'alterar'.</text:p>
      <text:p text:style-name="P16"><text:tab/><text:tab/>(1.3.4) O sistema informa a alteração feita com sucesso.</text:p>
      <text:p text:style-name="P16"/>
      <text:p text:style-name="P16"><text:tab/>Variante 1.4: “Excluir funcionário”:</text:p>
      <text:p text:style-name="P16"><text:tab/><text:tab/>(1.4.1) &lt;&lt;Include&gt;&gt;[VA1.2].</text:p>
      <text:p text:style-name="P16"><text:tab/><text:tab/>(1.4.2) O funcionário exclui o funcionário <text:span text:style-name="T36">através</text:span> do <text:span text:style-name="T36">botão</text:span> 'excluir'.</text:p>
      <text:p text:style-name="P16"><text:tab/><text:tab/>(1.4.3) O sistema informa <text:span text:style-name="T36">exclusão</text:span> feita com sucesso.</text:p>
      <text:p text:style-name="P51"/>
      <text:p text:style-name="P51">2 - O funcionário escolhe uma opção.</text:p>
      <text:p text:style-name="P16">3 - O sistema retorna a etapa 1.</text:p>
      <text:p text:style-name="P11">Fluxos alternativos:</text:p>
      <text:p text:style-name="P51">[FA01] Buscar CP<text:span text:style-name="T35">F</text:span>:</text:p>
      <text:p text:style-name="P50">1 - O funcionário informa <text:span text:style-name="T35">CPF</text:span> desejada.</text:p>
      <text:p text:style-name="P50">2 - O sistema retorna o CPF procurado.</text:p>
      <text:p text:style-name="P50">3 - O sistema retorna para ao passo [1.1.2] do fluxo principal solicitando novos dados.</text:p>
      <text:p text:style-name="P51"/>
      <text:p text:style-name="P51">[FA02] funcionário não cadastrado:</text:p>
      <text:p text:style-name="P50">1 - &lt;&lt;include&gt;&gt; [VA 1.1]</text:p>
      <text:p text:style-name="P11">Fluxos de erro:</text:p>
      <text:p text:style-name="P51">[FE01] funcionário já cadastrado:</text:p>
      <text:p text:style-name="P50">1 - O sistema exibe mensagem informado o nome e a ID do funcionário.</text:p>
      <text:p text:style-name="P50">2 - O funcionário confirma a tela.</text:p>
      <text:p text:style-name="P50">3 - O sistema retorna para ao passo [1.1.3] do fluxo principal solicitando novos dados.</text:p>
      <text:p text:style-name="P51"/>
      <text:p text:style-name="P51">[FE02] Dados <text:span text:style-name="T36">inválidos</text:span>:</text:p>
      <text:p text:style-name="P50">1 - O sistema informa os campos com os dados <text:span text:style-name="T36">inválidos.</text:span></text:p>
      <text:p text:style-name="P50">2 - O funcionário altera os valores incorretos.</text:p>
      <text:p text:style-name="P50">3 - O sistema retorna para a etapa [1.1.3] do fluxo principal solicitando novos dados.</text:p>
      <text:p text:style-name="P42"/>
      <text:p text:style-name="P57"><text:bookmark-start text:name="__RefHeading__1530_844320639"/><text:bookmark-start text:name="RFXX0011"/><text:span text:style-name="Fonte_20_parág._20_padrão"><text:span text:style-name="T13">[UC03]</text:span></text:span><text:bookmark-end text:name="RFXX0011"/><text:span text:style-name="Fonte_20_parág._20_padrão"><text:span text:style-name="T14">autor(es)</text:span></text:span><text:bookmark-end text:name="__RefHeading__1530_844320639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2">Ator(es):</text:p>
          </table:table-cell>
          <table:table-cell table:style-name="Tabela6.B1" office:value-type="string">
            <text:p text:style-name="P43">funcionário</text:p>
          </table:table-cell>
        </table:table-row>
      </table:table>
      <text:p text:style-name="Filling_20_instruction"><text:soft-page-break/></text:p>
      <text:p text:style-name="P44"><text:span text:style-name="Fonte_20_parág._20_padrão"><text:span text:style-name="T3">Descrição: </text:span></text:span><text:span text:style-name="Fonte_20_parág._20_padrão"><text:span text:style-name="T9">&lt;&lt;CRUD&gt;&gt;.</text:span></text:span></text:p>
      <text:p text:style-name="P44"><text:span text:style-name="Fonte_20_parág._20_padrão"><text:span text:style-name="T3">Pré-condições: <text:tab/></text:span></text:span><text:span text:style-name="Fonte_20_parág._20_padrão"><text:span text:style-name="T9">Sistema iniciado, exibindo tela de </text:span></text:span><text:span text:style-name="Fonte_20_parág._20_padrão"><text:span text:style-name="T18">apresentação.</text:span></text:span></text:p>
      <text:p text:style-name="P45"><text:tab/><text:tab/><text:tab/><text:span text:style-name="T37">Conexão</text:span> com o banco de dados.</text:p>
      <text:p text:style-name="P44"><text:span text:style-name="Fonte_20_parág._20_padrão"><text:span text:style-name="T3">Pós-condições: <text:tab/></text:span></text:span><text:span text:style-name="Fonte_20_parág._20_padrão"><text:span text:style-name="T9">autor(es) adicionado ao banco de dados do sistema.</text:span></text:span></text:p>
      <text:p text:style-name="P45"><text:tab/><text:tab/><text:tab/>autor(es) removido do banco de dados do sistema.</text:p>
      <text:p text:style-name="P47">Fluxo principal:</text:p>
      <text:p text:style-name="P50">1 - O sistema exibe tela inicial com as opções <text:span text:style-name="T37">disponíveis</text:span>:</text:p>
      <text:p text:style-name="P48"><text:tab/>1.1 - “Cadastrar autor(es)”.</text:p>
      <text:p text:style-name="P48"><text:tab/>1.2 - “Consultar autor(es)”.</text:p>
      <text:p text:style-name="P48"><text:tab/>1.3 - “Alterar autor(es)”.</text:p>
      <text:p text:style-name="P48"><text:tab/>1.4 - “Excluir autor(es)”.</text:p>
      <text:p text:style-name="P48"/>
      <text:p text:style-name="P48"><text:s text:c="6"/>Variante 1.1: “Cadastrar autor(es)”:</text:p>
      <text:p text:style-name="P48"><text:tab/> <text:s text:c="6"/>(1.1.1) O sistema solicita os dados do autor(es).</text:p>
      <text:p text:style-name="P48"><text:tab/> <text:s text:c="6"/>(1.1.2) O funcionário preenche os campos com os dados do autor(es) [FA01].</text:p>
      <text:p text:style-name="P16"><text:tab/><text:tab/>(1.1.3) O sistema verifica os campos preenchidos <text:s/>e valida os dados: <text:s/>[FE02] [FE01].</text:p>
      <text:p text:style-name="P16"><text:tab/><text:tab/>(1.1.4) O funcionário cadastra o autor(es).</text:p>
      <text:p text:style-name="P16"><text:tab/><text:tab/>(1.1.5) O sistema informa que o cadastro feito com sucesso. <text:s text:c="5"/><text:tab/></text:p>
      <text:p text:style-name="P16"/>
      <text:p text:style-name="P16"><text:tab/>Variante 1.2: “Consultar autor(es)”:</text:p>
      <text:p text:style-name="P16"><text:tab/><text:tab/>(1.2.1) O sistema solicita os dados do autor(es).</text:p>
      <text:p text:style-name="P16"><text:tab/><text:tab/>(1.2.2) O funcionário preenche os dados solicitados no sistema.</text:p>
      <text:p text:style-name="P16"><text:tab/><text:tab/>(1.2.3) O funcionário consulta o Usuário através do botão consultar.</text:p>
      <text:p text:style-name="P16"><text:tab/><text:tab/>(1.2.4) O sistema apresenta uma lista com as placas dos autor(es)s.</text:p>
      <text:p text:style-name="P16"><text:tab/><text:tab/>(1.2.5) O funcionário seleciona um autor(es) da lista.</text:p>
      <text:p text:style-name="P16"><text:tab/><text:tab/>(1.2.6) O sistema exibe as informações do autor(es) (detalhes, <text:span text:style-name="T38">autor(es)</text:span>).</text:p>
      <text:p text:style-name="P16"/>
      <text:p text:style-name="P16"><text:tab/>Variante 1.3: “Alterar autor(es)”:</text:p>
      <text:p text:style-name="P16"><text:tab/><text:tab/>(1.3.1) &lt;&lt;Include&gt;&gt;[VA1.2].</text:p>
      <text:p text:style-name="P16"><text:tab/><text:tab/>(1.3.2) O funcionário preenche os campos com os novos dados à serem <text:tab/><text:tab/><text:tab/><text:tab/><text:tab/>alterados.</text:p>
      <text:p text:style-name="P16"><text:tab/><text:tab/>(1.3.3) O <text:span text:style-name="T39">funcionário</text:span> salva suas <text:span text:style-name="T39">alterações</text:span> <text:span text:style-name="T39">através</text:span> do botão 'alterar'.</text:p>
      <text:p text:style-name="P16"><text:tab/><text:tab/>(1.3.4) O sistema informa a alteração feita com sucesso.</text:p>
      <text:p text:style-name="P16"/>
      <text:p text:style-name="P16"><text:tab/>Variante 1.4: “Excluir autor(es)”:</text:p>
      <text:p text:style-name="P16"><text:tab/><text:tab/>(1.4.1) &lt;&lt;Include&gt;&gt;[VA1.2].</text:p>
      <text:p text:style-name="P16"><text:tab/><text:tab/>(1.4.2) O funcionário exclui o autor(es) <text:span text:style-name="T39">através</text:span> do <text:span text:style-name="T39">botão</text:span> 'excluir'.</text:p>
      <text:p text:style-name="P16"><text:tab/><text:tab/>(1.4.3) O sistema informa <text:span text:style-name="T39">exclusão</text:span> feita com sucesso.</text:p>
      <text:p text:style-name="P51"/>
      <text:p text:style-name="P51">2 - O funcionário escolhe uma opção.</text:p>
      <text:p text:style-name="P16">3 - O sistema retorna a etapa 1.</text:p>
      <text:p text:style-name="P11"><text:soft-page-break/>Fluxos alternativos:</text:p>
      <text:p text:style-name="P51">[FA01] Buscar <text:span text:style-name="T40">autor(es)</text:span>:</text:p>
      <text:p text:style-name="P50">1 - &lt;&lt;include&gt;&gt; [<text:span text:style-name="Fonte_20_parág._20_padrão">UC03</text:span>] variante 1.<text:span text:style-name="T42">1</text:span>.</text:p>
      <text:p text:style-name="P50">2 - O sistema retorna <text:span text:style-name="T40">os</text:span> dados procurados.</text:p>
      <text:p text:style-name="P50">3 - O sistema retorna para ao passo <text:s/>[1.1.2].</text:p>
      <text:p text:style-name="P11">Fluxos de erro:</text:p>
      <text:p text:style-name="P51">[FE01] autor(es) já cadastrado:</text:p>
      <text:p text:style-name="P50">1 - O sistema exibe mensagem informado <text:s/>ID do autor(es).</text:p>
      <text:p text:style-name="P50">2 - O funcionário confirma a tela.</text:p>
      <text:p text:style-name="P50">3 - O sistema retorna para ao passo [1.1.3] do fluxo principal solicitando novos dados.</text:p>
      <text:p text:style-name="P51"/>
      <text:p text:style-name="P51">[FE02] Dados <text:span text:style-name="T40">inválidos</text:span>:</text:p>
      <text:p text:style-name="P50">1 - O sistema informa os campos com os dados <text:span text:style-name="T40">inválidos.</text:span></text:p>
      <text:p text:style-name="P50">2 - O funcionário altera os valores incorretos.</text:p>
      <text:p text:style-name="P50">3 - O sistema retorna para a etapa [1.1.3] do fluxo principal solicitando novos dados.</text:p>
      <text:p text:style-name="P42"/>
      <text:p text:style-name="P57"><text:bookmark-start text:name="__RefHeading__1532_844320639"/><text:bookmark-start text:name="RFXX00111"/><text:span text:style-name="Fonte_20_parág._20_padrão"><text:span text:style-name="T13">[UC04]</text:span></text:span><text:bookmark-end text:name="RFXX00111"/><text:span text:style-name="Fonte_20_parág._20_padrão"><text:span text:style-name="T9">Manter Empréstimos</text:span></text:span><text:bookmark-end text:name="__RefHeading__1532_844320639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2">Ator(es):</text:p>
          </table:table-cell>
          <table:table-cell table:style-name="Tabela7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9">&lt;&lt;CRUD&gt;&gt;.</text:span></text:span></text:p>
      <text:p text:style-name="P44"><text:span text:style-name="Fonte_20_parág._20_padrão"><text:span text:style-name="T3">Pré-condições: <text:tab/></text:span></text:span><text:span text:style-name="Fonte_20_parág._20_padrão"><text:span text:style-name="T9">Sistema iniciado, exibindo tela de </text:span></text:span><text:span text:style-name="Fonte_20_parág._20_padrão"><text:span text:style-name="T19">apresentação.</text:span></text:span></text:p>
      <text:p text:style-name="P45"><text:tab/><text:tab/><text:tab/><text:span text:style-name="T48">Conexão</text:span> com o banco de dados.</text:p>
      <text:p text:style-name="P44"><text:span text:style-name="Fonte_20_parág._20_padrão"><text:span text:style-name="T3">Pós-condições: </text:span></text:span><text:span text:style-name="Fonte_20_parág._20_padrão"><text:span text:style-name="T3"><text:tab/></text:span></text:span><text:span text:style-name="Fonte_20_parág._20_padrão"><text:span text:style-name="T9">Serviço adicionado ao banco de dados do sistema.</text:span></text:span></text:p>
      <text:p text:style-name="P45"><text:tab/><text:tab/><text:tab/>Serviço removido do banco de dados do sistema.</text:p>
      <text:p text:style-name="P47">Fluxo principal:</text:p>
      <text:p text:style-name="P50">1 - O sistema exibe tela inicial com as opções <text:span text:style-name="T48">disponíveis</text:span>:</text:p>
      <text:p text:style-name="P48"><text:tab/>1.1 - “Cadastrar <text:span text:style-name="T52">Empréstimos</text:span>”.</text:p>
      <text:p text:style-name="P48"><text:tab/>1.2 - “Consultar <text:span text:style-name="T52">disponibilidade</text:span>”.</text:p>
      <text:p text:style-name="P48"><text:tab/>1.3 - “Alterar serviço”.</text:p>
      <text:p text:style-name="P48"><text:tab/>1.4 - “Excluir serviço”.</text:p>
      <text:p text:style-name="P48"/>
      <text:p text:style-name="P48"><text:s text:c="8"/>Variante 1.1: “Cadastrar serviço”:</text:p>
      <text:p text:style-name="P48"><text:tab/> <text:s text:c="6"/>(1.1.1) O sistema solicita os dados do serviço.</text:p>
      <text:p text:style-name="P48"><text:tab/> <text:s text:c="6"/>(1.1.2) O funcionário preenche os campos com os dados do serviço.</text:p>
      <text:p text:style-name="P16"><text:tab/><text:tab/>(1.1.3) O sistema verifica os campos preenchidos <text:s/>e valida os dados: <text:s/>[FE02] [FE01].</text:p>
      <text:p text:style-name="P16"><text:tab/><text:tab/>(1.1.4) O funcionário cadastra o serviço.</text:p>
      <text:p text:style-name="P16"><text:tab/><text:tab/>(1.1.5) O sistema informa que o cadastro feito com sucesso. <text:s text:c="5"/><text:tab/></text:p>
      <text:p text:style-name="P16"/>
      <text:p text:style-name="P16"><text:tab/>Variante 1.2: “Consultar serviço”:</text:p>
      <text:p text:style-name="P16"><text:tab/><text:tab/>(1.2.1) O sistema solicita os dados do serviço.</text:p>
      <text:p text:style-name="P16"><text:tab/><text:tab/>(1.2.2) O funcionário preenche os dados solicitados no sistema.</text:p>
      <text:p text:style-name="P16"><text:soft-page-break/><text:tab/><text:tab/>(1.2.3) O funcionário consulta o serviço através do botão consultar.</text:p>
      <text:p text:style-name="P16"><text:tab/><text:tab/>(1.2.4) O sistema apresenta uma lista com serviços pesquisados.</text:p>
      <text:p text:style-name="P16"><text:tab/><text:tab/>(1.2.5) O funcionário seleciona um serviço da lista.</text:p>
      <text:p text:style-name="P16"><text:tab/><text:tab/>(1.2.6) O sistema exibe as informações do serviço (<text:span text:style-name="T49">descrição</text:span>, valor).</text:p>
      <text:p text:style-name="P16"/>
      <text:p text:style-name="P16"><text:tab/>Variante 1.3: “Alterar serviço”:</text:p>
      <text:p text:style-name="P16"><text:tab/><text:tab/>(1.3.1) &lt;&lt;Include&gt;&gt;[VA1.2].</text:p>
      <text:p text:style-name="P16"><text:tab/><text:tab/>(1.3.2) O funcionário preenche os campos com os novos dados à serem <text:tab/><text:tab/><text:tab/><text:tab/><text:tab/>alterados.</text:p>
      <text:p text:style-name="P16"><text:tab/><text:tab/>(1.3.3) O <text:span text:style-name="T49">funcionário</text:span> salva suas <text:span text:style-name="T49">alterações</text:span> <text:span text:style-name="T49">através</text:span> do botão 'alterar'.</text:p>
      <text:p text:style-name="P16"><text:tab/><text:tab/>(1.3.4) O sistema informa a alteração feita com sucesso.</text:p>
      <text:p text:style-name="P16"/>
      <text:p text:style-name="P16"><text:tab/>Variante 1.4: “Excluir serviço”:</text:p>
      <text:p text:style-name="P16"><text:tab/><text:tab/>(1.4.1) &lt;&lt;Include&gt;&gt;[VA1.2].</text:p>
      <text:p text:style-name="P16"><text:tab/><text:tab/>(1.4.2) O funcionário exclui o serviço <text:span text:style-name="T50">através</text:span> do <text:span text:style-name="T50">botão</text:span> 'excluir'.</text:p>
      <text:p text:style-name="P16"><text:tab/><text:tab/>(1.4.3) O sistema informa <text:span text:style-name="T50">exclusão</text:span> feita com sucesso.</text:p>
      <text:p text:style-name="P51"/>
      <text:p text:style-name="P51">2 - O funcionário escolhe uma opção.</text:p>
      <text:p text:style-name="P16">3 - O sistema retorna a etapa 1.</text:p>
      <text:p text:style-name="P11">Fluxos alternativos:</text:p>
      <text:p text:style-name="P51"/>
      <text:p text:style-name="P11">Fluxos de erro:</text:p>
      <text:p text:style-name="P51">[FE01] Serviço já cadastrado:</text:p>
      <text:p text:style-name="P50">1 - O sistema exibe mensagem informado a <text:span text:style-name="T51">descrição</text:span> e a ID do serviço.</text:p>
      <text:p text:style-name="P50">2 - O funcionário confirma a tela.</text:p>
      <text:p text:style-name="P50">3 - O sistema retorna para ao passo [1.1.3] do fluxo principal solicitando novos dados.</text:p>
      <text:p text:style-name="P51"/>
      <text:p text:style-name="P51">[FE02] Dados invalidos:</text:p>
      <text:p text:style-name="P50">1 - O sistema informa os campos com os dados invalidos.</text:p>
      <text:p text:style-name="P50">2 - O funcionário altera os valores incorretos.</text:p>
      <text:p text:style-name="P50">3 - O sistema retorna para a etapa [1.1.3] do fluxo principal solicitando novos dados.</text:p>
      <text:p text:style-name="P42"/>
      <text:p text:style-name="P57"><text:bookmark-start text:name="__RefHeading__1534_844320639"/><text:bookmark-start text:name="RFXX001111"/><text:span text:style-name="Fonte_20_parág._20_padrão"><text:span text:style-name="T13">[UC05]</text:span></text:span><text:bookmark-end text:name="RFXX001111"/><text:span text:style-name="Fonte_20_parág._20_padrão"><text:span text:style-name="T9">Manter ferramentas</text:span></text:span><text:bookmark-end text:name="__RefHeading__1534_844320639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">Ator(es):</text:p>
          </table:table-cell>
          <table:table-cell table:style-name="Tabela8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9">&lt;&lt;CRUD&gt;&gt;.</text:span></text:span></text:p>
      <text:p text:style-name="P44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5"><text:tab/><text:tab/><text:tab/>Conexao com o banco de dados.</text:p>
      <text:p text:style-name="P44"><text:span text:style-name="Fonte_20_parág._20_padrão"><text:span text:style-name="T3">Pós-condições: </text:span></text:span><text:span text:style-name="Fonte_20_parág._20_padrão"><text:span text:style-name="T3"><text:tab/></text:span></text:span><text:span text:style-name="Fonte_20_parág._20_padrão"><text:span text:style-name="T9">Ferramenta adicionado ao banco de dados do sistema.</text:span></text:span></text:p>
      <text:p text:style-name="P45"><text:tab/><text:tab/><text:tab/>Ferramenta removido do banco de dados do sistema.</text:p>
      <text:p text:style-name="P47">Fluxo principal:</text:p>
      <text:p text:style-name="P50"><text:soft-page-break/>1 - O sistema exibe tela inicial com as opções disponiveis:</text:p>
      <text:p text:style-name="P48"><text:tab/>1.1 - “Cadastrar ferramenta”.</text:p>
      <text:p text:style-name="P48"><text:tab/>1.2 - “Consultar ferramenta”.</text:p>
      <text:p text:style-name="P48"><text:tab/>1.3 - “Alterar ferramenta”.</text:p>
      <text:p text:style-name="P48"><text:tab/>1.4 - “Excluir ferramenta”.</text:p>
      <text:p text:style-name="P48"/>
      <text:p text:style-name="P48"><text:tab/>Variante 1.1: “Cadastrar ferramenta”:</text:p>
      <text:p text:style-name="P48"><text:tab/><text:tab/>(1.1.1) O sistema solicita os dados do serviço.</text:p>
      <text:p text:style-name="P48"><text:tab/><text:tab/>(1.1.2) O funcionário preenche os campos com os dados da ferramenta.</text:p>
      <text:p text:style-name="P16"><text:tab/><text:tab/>(1.1.3) O sistema verifica os campos preenchidos <text:s/>e valida os dados: <text:s/>[FE02] [FE01].</text:p>
      <text:p text:style-name="P16"><text:tab/><text:tab/>(1.1.4) O funcionário cadastra a ferramenta.</text:p>
      <text:p text:style-name="P16"><text:tab/><text:tab/>(1.1.5) O sistema informa que o cadastro feito com sucesso. <text:s text:c="5"/><text:tab/></text:p>
      <text:p text:style-name="P16"/>
      <text:p text:style-name="P16"><text:tab/>Variante 1.2: “Consultar ferramenta”:</text:p>
      <text:p text:style-name="P16"><text:tab/><text:tab/>(1.2.1) O sistema solicita os dados da ferramenta.</text:p>
      <text:p text:style-name="P16"><text:tab/><text:tab/>(1.2.2) O funcionário preenche os dados solicitados no sistema.</text:p>
      <text:p text:style-name="P16"><text:tab/><text:tab/>(1.2.3) O funcionário consulta o serviço através do botão consultar.</text:p>
      <text:p text:style-name="P16"><text:tab/><text:tab/>(1.2.4) O sistema apresenta uma lista com ferramentas pesquisadas.</text:p>
      <text:p text:style-name="P16"><text:tab/><text:tab/>(1.2.5) O funcionário seleciona uma ferramenta da lista.</text:p>
      <text:p text:style-name="P16"><text:tab/><text:tab/>(1.2.6) O sistema exibe as informações da ferramenta (descriçao, quantidade).</text:p>
      <text:p text:style-name="P16"/>
      <text:p text:style-name="P16"><text:tab/>Variante 1.3: “Alterar ferramenta”:</text:p>
      <text:p text:style-name="P16"><text:tab/><text:tab/>(1.3.1) &lt;&lt;Include&gt;&gt;[VA1.2].</text:p>
      <text:p text:style-name="P16"><text:tab/><text:tab/>(1.3.2) O funcionário preenche os campos com os novos dados à serem <text:tab/><text:tab/><text:tab/><text:tab/><text:tab/>alterados.</text:p>
      <text:p text:style-name="P16"><text:tab/><text:tab/>(1.3.3) O funcinario salva suas alteraçoes atraves do botão 'alterar'.</text:p>
      <text:p text:style-name="P16"><text:tab/><text:tab/>(1.3.4) O sistema informa a alteração feita com sucesso.</text:p>
      <text:p text:style-name="P16"/>
      <text:p text:style-name="P16"><text:tab/>Variante 1.4: “Excluir serviço”:</text:p>
      <text:p text:style-name="P16"><text:tab/><text:tab/>(1.4.1) &lt;&lt;Include&gt;&gt;[VA1.2].</text:p>
      <text:p text:style-name="P16"><text:tab/><text:tab/>(1.4.2) O funcionário exclui o serviço atraves do botao 'excluir'.</text:p>
      <text:p text:style-name="P16"><text:tab/><text:tab/>(1.4.3) O sistema informa exclusao feita com sucesso.</text:p>
      <text:p text:style-name="P51"/>
      <text:p text:style-name="P51">2 - O funcionário escolhe uma opção.</text:p>
      <text:p text:style-name="P16">3 - O sistema retorna a etapa 1.</text:p>
      <text:p text:style-name="P11">Fluxos alternativos:</text:p>
      <text:p text:style-name="P51"/>
      <text:p text:style-name="P11">Fluxos de erro:</text:p>
      <text:p text:style-name="P51">[FE01] Ferramenta já cadastrada:</text:p>
      <text:p text:style-name="P50">1 - O sistema exibe mensagem informado a descriçao e a ID da ferramenta.</text:p>
      <text:p text:style-name="P50">2 - O funcionário confirma a tela.</text:p>
      <text:p text:style-name="P50">3 - O sistema retorna para ao passo [1.1.3] do fluxo principal solicitando novos dados.</text:p>
      <text:p text:style-name="P51"/>
      <text:p text:style-name="P51"><text:soft-page-break/>[FE02] Dados invalidos:</text:p>
      <text:p text:style-name="P50">1 - O sistema informa os campos com os dados invalidos.</text:p>
      <text:p text:style-name="P50">2 - O funcionário altera os valores incorretos.</text:p>
      <text:p text:style-name="P50">3 - O sistema retorna para a etapa [1.1.3] do fluxo principal solicitando novos dados.</text:p>
      <text:p text:style-name="P42"/>
      <text:p text:style-name="P57"><text:bookmark-start text:name="__RefHeading__1534_8443206391"/><text:bookmark-start text:name="RFXX0011111"/><text:span text:style-name="Fonte_20_parág._20_padrão"><text:span text:style-name="T13">[UC06]</text:span></text:span><text:bookmark-end text:name="RFXX0011111"/><text:span text:style-name="Fonte_20_parág._20_padrão"><text:span text:style-name="T9">Manter ferramentas emprestadas</text:span></text:span><text:bookmark-end text:name="__RefHeading__1534_8443206391"/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2">Ator(es):</text:p>
          </table:table-cell>
          <table:table-cell table:style-name="Tabela9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9">Gerencia o emprestimo das ferrasmentas da empresa para seus funcionários .</text:span></text:span></text:p>
      <text:p text:style-name="P44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5"><text:tab/><text:tab/><text:tab/>Conexao com o banco de dados.</text:p>
      <text:p text:style-name="P44"><text:span text:style-name="Fonte_20_parág._20_padrão"><text:span text:style-name="T3">Pós-condições: </text:span></text:span><text:span text:style-name="Fonte_20_parág._20_padrão"><text:span text:style-name="T3"><text:tab/></text:span></text:span><text:span text:style-name="Fonte_20_parág._20_padrão"><text:span text:style-name="T9">Emprestimo de ferramenta adicionado ao banco de dados do sistema.</text:span></text:span></text:p>
      <text:p text:style-name="P45"><text:tab/><text:tab/><text:tab/>Emprestimo de ferramenta atualizado no banco de dados do sistema.</text:p>
      <text:p text:style-name="P47">Fluxo principal:</text:p>
      <text:p text:style-name="P50">1 - O sistema exibe tela inicial com as opções disponiveis:</text:p>
      <text:p text:style-name="P48"><text:tab/>1.1 - “Fazer emprestimo ferramenta”.</text:p>
      <text:p text:style-name="P48"><text:tab/>1.2 - “Consultar emprestimo ferramenta”.</text:p>
      <text:p text:style-name="P48"><text:tab/>1.3 - “Devolver emprestimo ferramenta”.<text:tab/></text:p>
      <text:p text:style-name="P48"/>
      <text:p text:style-name="P48"><text:tab/>Variante 1.1: “Fazer emprestimo ferramenta”:</text:p>
      <text:p text:style-name="P48"><text:tab/><text:tab/>(1.1.1) O sistema solicita os dados do emprestimo.</text:p>
      <text:p text:style-name="P48"><text:tab/><text:tab/>(1.1.2) O funcionário preenche os campos com os dados do emprestimo (funcionário, <text:tab/><text:tab/><text:tab/><text:tab/>ferramenta).</text:p>
      <text:p text:style-name="P16"><text:tab/><text:tab/>(1.1.3) O sistema verifica os campos preenchidos <text:s/>e valida os dados: <text:s/>[FE02] [FE01].</text:p>
      <text:p text:style-name="P16"><text:tab/><text:tab/>(1.1.4) O funcionário cadastra a emprestimo.</text:p>
      <text:p text:style-name="P16"><text:tab/><text:tab/>(1.1.5) O sistema informa que o cadastro feito com sucesso. <text:s text:c="5"/><text:tab/></text:p>
      <text:p text:style-name="P16"/>
      <text:p text:style-name="P16"><text:tab/>Variante 1.2: “Consultar ferramenta”:</text:p>
      <text:p text:style-name="P16"><text:tab/><text:tab/>(1.2.1) O sistema solicita os dados da ferramenta.</text:p>
      <text:p text:style-name="P16"><text:tab/><text:tab/>(1.2.2) O funcionário preenche os dados solicitados no sistema.</text:p>
      <text:p text:style-name="P16"><text:tab/><text:tab/>(1.2.3) O funcionário consulta o serviço através do botão consultar.</text:p>
      <text:p text:style-name="P16"><text:tab/><text:tab/>(1.2.4) O sistema apresenta uma lista com ferramentas pesquisadas.</text:p>
      <text:p text:style-name="P16"><text:tab/><text:tab/>(1.2.5) O funcionário seleciona uma ferramenta da lista.</text:p>
      <text:p text:style-name="P16"><text:tab/><text:tab/>(1.2.6) O sistema exibe as informações da ferramenta (descriçao, quantidade).</text:p>
      <text:p text:style-name="P16"/>
      <text:p text:style-name="P16"><text:tab/>Variante 1.3: “Alterar ferramenta”:</text:p>
      <text:p text:style-name="P16"><text:tab/><text:tab/>(1.3.1) &lt;&lt;Include&gt;&gt;[VA1.2].</text:p>
      <text:p text:style-name="P16"><text:tab/><text:tab/>(1.3.2) O funcionário preenche os campos com os novos dados à serem <text:tab/><text:tab/><text:tab/><text:tab/><text:tab/>alterados.</text:p>
      <text:p text:style-name="P16"><text:soft-page-break/><text:tab/><text:tab/>(1.3.3) O funcinario salva suas alteraçoes atraves do botão 'alterar'.</text:p>
      <text:p text:style-name="P16"><text:tab/><text:tab/>(1.3.4) O sistema informa a alteração feita com sucesso.</text:p>
      <text:p text:style-name="P16"/>
      <text:p text:style-name="P16"><text:tab/>Variante 1.4: “Excluir serviço”:</text:p>
      <text:p text:style-name="P16"><text:tab/><text:tab/>(1.4.1) &lt;&lt;Include&gt;&gt;[VA1.2].</text:p>
      <text:p text:style-name="P16"><text:tab/><text:tab/>(1.4.2) O funcionário exclui o serviço atraves do botao 'excluir'.</text:p>
      <text:p text:style-name="P16"><text:tab/><text:tab/>(1.4.3) O sistema informa exclusao feita com sucesso.</text:p>
      <text:p text:style-name="P51"/>
      <text:p text:style-name="P51">2 - O funcionário escolhe uma opção.</text:p>
      <text:p text:style-name="P16">3 - O sistema retorna a etapa 1.</text:p>
      <text:p text:style-name="P11">Fluxos alternativos:</text:p>
      <text:p text:style-name="P51"/>
      <text:p text:style-name="P11">Fluxos de erro:</text:p>
      <text:p text:style-name="P51">[FE01] funcionário não cadastrado:</text:p>
      <text:p text:style-name="P50">1 - O sistema exibe mensagem de erro.</text:p>
      <text:p text:style-name="P48">2 - Retorna ao passo 1.1.2.</text:p>
      <text:p text:style-name="P51"/>
      <text:p text:style-name="P51">[FE02] Ferramenta não cadastrada:</text:p>
      <text:p text:style-name="P50">1 - O sistema exibe mensagem de erro.</text:p>
      <text:p text:style-name="P48">2 - Retorna ao passo 1.1.2.</text:p>
      <text:p text:style-name="P42"/>
      <text:p text:style-name="P57"><text:bookmark-start text:name="__RefHeading__1534_84432063911"/><text:bookmark-start text:name="RFXX00111111"/><text:span text:style-name="Fonte_20_parág._20_padrão"><text:span text:style-name="T13">[UC07]</text:span></text:span><text:bookmark-end text:name="RFXX00111111"/><text:span text:style-name="Fonte_20_parág._20_padrão"><text:span text:style-name="T9">Manter ordens de serviço</text:span></text:span><text:bookmark-end text:name="__RefHeading__1534_84432063911"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2">Ator(es):</text:p>
          </table:table-cell>
          <table:table-cell table:style-name="Tabela10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9">Gerencia as ordens de serviço da empresa.</text:span></text:span></text:p>
      <text:p text:style-name="P44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5"><text:tab/><text:tab/><text:tab/>Conexao com o banco de dados.</text:p>
      <text:p text:style-name="P44"><text:span text:style-name="Fonte_20_parág._20_padrão"><text:span text:style-name="T3">Pós-condições: </text:span></text:span><text:span text:style-name="Fonte_20_parág._20_padrão"><text:span text:style-name="T3"><text:tab/></text:span></text:span><text:span text:style-name="Fonte_20_parág._20_padrão"><text:span text:style-name="T9">Ordem de serviço adicionada ao banco de dados do sistema.</text:span></text:span></text:p>
      <text:p text:style-name="P45"><text:tab/><text:tab/><text:tab/>Ordem de serviço <text:s/>atualizada no banco de dados do sistema.</text:p>
      <text:p text:style-name="P47">Fluxo principal:</text:p>
      <text:p text:style-name="P50">1 - O sistema exibe tela inicial com as opções disponiveis:</text:p>
      <text:p text:style-name="P48"><text:tab/>1.1 - “Nova ordem de serviço”.</text:p>
      <text:p text:style-name="P48"><text:tab/>1.2 - “Consultar ordens de serviço”.</text:p>
      <text:p text:style-name="P48"><text:tab/>1.3 - “Atualizar ordem de serviço”.<text:tab/></text:p>
      <text:p text:style-name="P48"/>
      <text:p text:style-name="P48"><text:tab/>Variante 1.1: “Nova ordem de serviço”:</text:p>
      <text:p text:style-name="P48"><text:tab/><text:tab/>(1.1.1) O sistema solicita os dados da ordem de serviço.</text:p>
      <text:p text:style-name="P48"><text:tab/><text:tab/>(1.1.2) O funcionário preenche os campos com os dados da ordem de serviço (Usuário, autor(es), <text:tab/><text:tab/><text:tab/>serviços, funcionário).</text:p>
      <text:p text:style-name="P16"><text:tab/><text:tab/>(1.1.3) O sistema verifica os campos preenchidos <text:s/>e valida os dados: <text:s/>[FE01] [FE02] [FE03] <text:tab/><text:tab/><text:tab/>[FE04].</text:p>
      <text:p text:style-name="P16"><text:soft-page-break/><text:tab/><text:tab/>(1.1.4) O funcionário cadastra a ordem de serviço.</text:p>
      <text:p text:style-name="P16"><text:tab/><text:tab/>(1.1.5) O sistema informa que o cadastro feito com sucesso. <text:s text:c="5"/><text:tab/></text:p>
      <text:p text:style-name="P16"/>
      <text:p text:style-name="P16"><text:tab/>Variante 1.2: “Consultar ordem de serviço”:</text:p>
      <text:p text:style-name="P16"><text:tab/><text:tab/>(1.2.1) O sistema solicita os dados da pesquisa.</text:p>
      <text:p text:style-name="P16"><text:tab/><text:tab/>(1.2.2) O funcionário preenche os dados solicitados no sistema.</text:p>
      <text:p text:style-name="P16"><text:tab/><text:tab/>(1.2.3) O funcionário consulta o serviço através do botão consultar.</text:p>
      <text:p text:style-name="P16"><text:tab/><text:tab/>(1.2.4) O sistema apresenta uma lista com ordens de serviço pesquisadas.</text:p>
      <text:p text:style-name="P16"><text:tab/><text:tab/>(1.2.5) O funcionário seleciona uma ordem de serviço da lista.</text:p>
      <text:p text:style-name="P16"><text:tab/><text:tab/>(1.2.6) O sistema exibe as informações da ordem de serviço (id, Usuário, autor(es)).</text:p>
      <text:p text:style-name="P16"/>
      <text:p text:style-name="P16"><text:tab/>Variante 1.3: “Atualizar ordem de serviço”:</text:p>
      <text:p text:style-name="P16"><text:tab/><text:tab/>(1.3.1) &lt;&lt;Include&gt;&gt;[VA1.2].</text:p>
      <text:p text:style-name="P16"><text:tab/><text:tab/>(1.3.2) O funcionário preenche os campos com os novos dados à serem <text:tab/><text:tab/><text:tab/><text:tab/><text:tab/>adicionados [FA01].</text:p>
      <text:p text:style-name="P16"><text:tab/><text:tab/>(1.3.3) O funcionário salva suas alteraçoes atraves do botão 'alterar'.</text:p>
      <text:p text:style-name="P16"><text:tab/><text:tab/>(1.3.4) O sistema informa a alteração feita com sucesso.</text:p>
      <text:p text:style-name="P16"/>
      <text:p text:style-name="P51">2 - O funcionário escolhe uma opção.</text:p>
      <text:p text:style-name="P16">3 - O sistema retorna a etapa 1.</text:p>
      <text:p text:style-name="P11">Fluxos alternativos:</text:p>
      <text:p text:style-name="P51">[FA01] Remover serviço:</text:p>
      <text:p text:style-name="P50">1 - funcionário seleciona serviço escolhido.</text:p>
      <text:p text:style-name="P48">2 - Sistema exibe tela confirmando açao.</text:p>
      <text:p text:style-name="P48">3 - funcionário confirma.</text:p>
      <text:p text:style-name="P48">4 - Retorna ao passo 1.3.2</text:p>
      <text:p text:style-name="P11">Fluxos de erro:</text:p>
      <text:p text:style-name="P51">[FE01] Usuário não cadastrado:</text:p>
      <text:p text:style-name="P50">1 - O sistema exibe mensagem de erro.</text:p>
      <text:p text:style-name="P48">2 - &lt;&lt;include&gt;&gt; [UC01 VA1.1]</text:p>
      <text:p text:style-name="P48">3 - Retorna ao passo 1.1.2..</text:p>
      <text:p text:style-name="P51">[FE02] autor(es) não cadastrado:</text:p>
      <text:p text:style-name="P50">1 - O sistema exibe mensagem de erro.</text:p>
      <text:p text:style-name="P48">2 - &lt;&lt;include&gt;&gt; [UC02 VA1.1]</text:p>
      <text:p text:style-name="P48">3 - Retorna ao passo 1.1.2.</text:p>
      <text:p text:style-name="P51"/>
      <text:p text:style-name="P51">[FE03] Serviço não cadastrado:</text:p>
      <text:p text:style-name="P50">1 - O sistema exibe mensagem de erro.</text:p>
      <text:p text:style-name="P48">2 - Retorna ao passo 1.1.2.</text:p>
      <text:p text:style-name="P51">[FE04] funcionário não cadastrado:</text:p>
      <text:p text:style-name="P50">1 - O sistema exibe mensagem de erro.</text:p>
      <text:p text:style-name="P48">2 - Retorna ao passo 1.1.2.</text:p>
      <text:p text:style-name="P49"/>
      <text:p text:style-name="P57"><text:bookmark-start text:name="__RefHeading__1534_844320639111"/><text:bookmark-start text:name="RFXX001111111"/><text:soft-page-break/><text:span text:style-name="Fonte_20_parág._20_padrão"><text:span text:style-name="T13">[UC08]</text:span></text:span><text:bookmark-end text:name="RFXX001111111"/><text:span text:style-name="Fonte_20_parág._20_padrão"><text:span text:style-name="T9">Manter orçamentos</text:span></text:span><text:bookmark-end text:name="__RefHeading__1534_844320639111"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2">Ator(es):</text:p>
          </table:table-cell>
          <table:table-cell table:style-name="Tabela11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9">Gerencia os orçamentos criados pela empresa.</text:span></text:span></text:p>
      <text:p text:style-name="P44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5"><text:tab/><text:tab/><text:tab/>Conexao com o banco de dados.</text:p>
      <text:p text:style-name="P44"><text:span text:style-name="Fonte_20_parág._20_padrão"><text:span text:style-name="T3">Pós-condições: </text:span></text:span><text:span text:style-name="Fonte_20_parág._20_padrão"><text:span text:style-name="T3"><text:tab/></text:span></text:span><text:span text:style-name="Fonte_20_parág._20_padrão"><text:span text:style-name="T9">Orçamento adicionado ao banco de dados do sistema.</text:span></text:span></text:p>
      <text:p text:style-name="P45"><text:tab/><text:tab/><text:tab/></text:p>
      <text:p text:style-name="P47">Fluxo principal:</text:p>
      <text:p text:style-name="P50">1 - O sistema exibe tela inicial com as opções disponiveis:</text:p>
      <text:p text:style-name="P48"><text:tab/>1.1 - “Novo orçamento”.</text:p>
      <text:p text:style-name="P48"><text:tab/>1.2 - “Consultar orçamento”.</text:p>
      <text:p text:style-name="P48"/>
      <text:p text:style-name="P48"><text:tab/>Variante 1.1: “Novo orçamento”:</text:p>
      <text:p text:style-name="P48"><text:tab/><text:tab/>(1.1.1) O sistema solicita os dados da ordem de serviço.[FA01]</text:p>
      <text:p text:style-name="P48"><text:tab/><text:tab/>(1.1.2) O funcionário preenche os campos com os dados do orçamento (Usuário, autor(es), <text:tab/><text:tab/><text:tab/><text:tab/>serviços).</text:p>
      <text:p text:style-name="P16"><text:tab/><text:tab/>(1.1.3) O sistema verifica os campos preenchidos <text:s/>e valida os dados: <text:s/>[FE01] [FE02] [FE03].</text:p>
      <text:p text:style-name="P16"><text:tab/><text:tab/>(1.1.4) O funcionário cadastra orçamento.</text:p>
      <text:p text:style-name="P16"><text:tab/><text:tab/>(1.1.5) O sistema informa que o cadastro feito com sucesso. <text:s text:c="5"/><text:tab/></text:p>
      <text:p text:style-name="P16"/>
      <text:p text:style-name="P16"><text:tab/>Variante 1.2: “Consultar orçamento”:</text:p>
      <text:p text:style-name="P16"><text:tab/><text:tab/>(1.2.1) O sistema solicita os dados da pesquisa.</text:p>
      <text:p text:style-name="P16"><text:tab/><text:tab/>(1.2.2) O funcionário preenche os dados solicitados no sistema.</text:p>
      <text:p text:style-name="P16"><text:tab/><text:tab/>(1.2.3) O funcionário consulta o serviço através do botão consultar.</text:p>
      <text:p text:style-name="P16"><text:tab/><text:tab/>(1.2.4) O sistema apresenta uma lista com ordens de serviço pesquisadas.</text:p>
      <text:p text:style-name="P16"><text:tab/><text:tab/>(1.2.5) O funcionário seleciona uma ordem de serviço da lista.</text:p>
      <text:p text:style-name="P16"><text:tab/><text:tab/>(1.2.6) O sistema exibe as informações da ordem de orçamento (id, Usuário, autor(es)).</text:p>
      <text:p text:style-name="P16"/>
      <text:p text:style-name="P51">2 - O funcionário escolhe uma opção.</text:p>
      <text:p text:style-name="P16">3 - O sistema retorna a etapa 1.</text:p>
      <text:p text:style-name="P11">Fluxos alternativos:</text:p>
      <text:p text:style-name="P51">[FA01] Clonar orçamento:</text:p>
      <text:p text:style-name="P50">1 - &lt;&lt;include&gt;&gt; [VA1.2].</text:p>
      <text:p text:style-name="P48">2 - Sistema exibe tela confirmando açao.</text:p>
      <text:p text:style-name="P48">3 - funcionário altera orçamento[FA02] [FA03].</text:p>
      <text:p text:style-name="P48">4 - Retorna ao passo 1.1.2</text:p>
      <text:p text:style-name="P51">[FA02] Remover serviço:</text:p>
      <text:p text:style-name="P50">1 - funcionário seleciona serviço escolhido.</text:p>
      <text:p text:style-name="P48">2 - Sistema exibe tela confirmando açao.</text:p>
      <text:p text:style-name="P48">3 - funcionário confirma.</text:p>
      <text:p text:style-name="P48"><text:soft-page-break/>4 - Retorna ao passo [FA01.3].</text:p>
      <text:p text:style-name="P16">[FA03] Adiciona serviço:</text:p>
      <text:p text:style-name="P50">1 - funcionário adiciona serviço.</text:p>
      <text:p text:style-name="P48">2 - Retorna ao passo [FA01.4].</text:p>
      <text:p text:style-name="P16"/>
      <text:p text:style-name="P11">Fluxos de erro:</text:p>
      <text:p text:style-name="P51">[FE01] Usuário não cadastrado:</text:p>
      <text:p text:style-name="P50">1 - O sistema exibe mensagem de erro.</text:p>
      <text:p text:style-name="P48">2 - &lt;&lt;include&gt;&gt; [UC01 VA1.1]</text:p>
      <text:p text:style-name="P48">3 - Retorna ao passo 1.1.2..</text:p>
      <text:p text:style-name="P51">[FE02] autor(es) não cadastrado:</text:p>
      <text:p text:style-name="P50">1 - O sistema exibe mensagem de erro.</text:p>
      <text:p text:style-name="P48">2 - &lt;&lt;include&gt;&gt; [UC02 VA1.1]</text:p>
      <text:p text:style-name="P48">3 - Retorna ao passo 1.1.2.</text:p>
      <text:p text:style-name="P51"/>
      <text:p text:style-name="P51">[FE03] Serviço não cadastrado:</text:p>
      <text:p text:style-name="P50">1 - O sistema exibe mensagem de erro.</text:p>
      <text:p text:style-name="P48">2 - Retorna ao passo 1.1.2.</text:p>
      <text:p text:style-name="P49"/>
      <text:p text:style-name="P57"><text:bookmark-start text:name="__RefHeading__1534_8443206391111"/><text:bookmark-start text:name="RFXX0011111111"/><text:span text:style-name="Fonte_20_parág._20_padrão"><text:span text:style-name="T13">[UC09]</text:span></text:span><text:bookmark-end text:name="RFXX0011111111"/><text:span text:style-name="Fonte_20_parág._20_padrão"><text:span text:style-name="T13">Fazer consultas</text:span></text:span><text:bookmark-end text:name="__RefHeading__1534_8443206391111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">Ator(es):</text:p>
          </table:table-cell>
          <table:table-cell table:style-name="Tabela12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9">Permite consultas por Usuário, autor(es) e funcionário no banco de dados.</text:span></text:span></text:p>
      <text:p text:style-name="P44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5"><text:tab/><text:tab/><text:tab/>Conexao com o banco de dados.</text:p>
      <text:p text:style-name="P46">Pós-condições: <text:tab/></text:p>
      <text:p text:style-name="P45"><text:tab/><text:tab/><text:tab/></text:p>
      <text:p text:style-name="P47">Fluxo principal:</text:p>
      <text:p text:style-name="P50">1 - O sistema exibe tela inicial com as opções disponiveis:</text:p>
      <text:p text:style-name="P48"><text:tab/>1.1 - “Consulta por Usuário”.</text:p>
      <text:p text:style-name="P48"><text:tab/>1.2 - “Consulta por autor(es)”.</text:p>
      <text:p text:style-name="P48"><text:tab/>1.3 - “Consulta por funcionário”.</text:p>
      <text:p text:style-name="P48"/>
      <text:p text:style-name="P48"><text:tab/>Variante 1.1: “Consulta por Usuário”:</text:p>
      <text:p text:style-name="P48"><text:tab/><text:tab/>(1.1.1) O sistema solicita Usuário a ser pesquisado.</text:p>
      <text:p text:style-name="P48"><text:tab/><text:tab/>(1.1.2) O funcionário informa Usuário desejado &lt;&lt;extends&gt;&gt;[UC01 VA1.2]</text:p>
      <text:p text:style-name="P16"><text:tab/><text:tab/>(1.1.3) O sistema lista todas as ordens de serviço criadas para o Usuário.</text:p>
      <text:p text:style-name="P16"><text:tab/><text:tab/>(1.1.4) O funcionário escolhe uma ordem de serviço.</text:p>
      <text:p text:style-name="P16"><text:tab/><text:tab/>(1.1.5) O sistema exibe ordem de serviço completa.. <text:s text:c="5"/><text:tab/></text:p>
      <text:p text:style-name="P48"/>
      <text:p text:style-name="P48"><text:tab/>Variante 1.2: “Consulta por autor(es)”:</text:p>
      <text:p text:style-name="P48"><text:soft-page-break/><text:tab/><text:tab/>(1.2.1) O sistema solicita autor(es) a ser pesquisado.</text:p>
      <text:p text:style-name="P48"><text:tab/><text:tab/>(1.2.2) O funcionário informa autor(es) desejado &lt;&lt;extends&gt;&gt;[UC02 VA1.2]</text:p>
      <text:p text:style-name="P16"><text:tab/><text:tab/>(1.2.3) O sistema lista todas as ordens de serviço criadas para o autor(es).</text:p>
      <text:p text:style-name="P16"><text:tab/><text:tab/>(1.2.4) O funcionário escolhe uma ordem de serviço.</text:p>
      <text:p text:style-name="P16"><text:tab/><text:tab/>(1.2.5) O sistema exibe ordem de serviço completa.</text:p>
      <text:p text:style-name="P16"/>
      <text:p text:style-name="P48"><text:tab/>Variante 1.2: “Consulta por funcionário”:</text:p>
      <text:p text:style-name="P48"><text:tab/><text:tab/>(1.2.1) O sistema solicita funcionário a ser pesquisado.</text:p>
      <text:p text:style-name="P48"><text:tab/><text:tab/>(1.2.2) O funcionário informa autor(es) desejado &lt;&lt;extends&gt;&gt;[UC03 VA1.2]</text:p>
      <text:p text:style-name="P16"><text:tab/><text:tab/>(1.2.3) O sistema lista todas as ordens de serviço criadas para o funcionário.</text:p>
      <text:p text:style-name="P16"><text:tab/><text:tab/>(1.2.4) O funcionário escolhe uma ordem de serviço.</text:p>
      <text:p text:style-name="P16"><text:tab/><text:tab/>(1.2.5) O sistema exibe ordem de serviço completa.</text:p>
      <text:p text:style-name="P16"/>
      <text:p text:style-name="P16"/>
      <text:p text:style-name="P51">2 - O funcionário escolhe uma opção.</text:p>
      <text:p text:style-name="P16">3 - O sistema retorna a etapa 1.</text:p>
      <text:p text:style-name="P11">Fluxos alternativos:</text:p>
      <text:p text:style-name="P51"/>
      <text:p text:style-name="P11">Fluxos de erro:</text:p>
      <text:p text:style-name="P52"/>
      <text:p text:style-name="P57"><text:bookmark-start text:name="__RefHeading__1534_84432063911111"/><text:bookmark-start text:name="RFXX00111111111"/><text:span text:style-name="Fonte_20_parág._20_padrão"><text:span text:style-name="T13">[UC10]</text:span></text:span><text:bookmark-end text:name="RFXX00111111111"/><text:span text:style-name="Fonte_20_parág._20_padrão"><text:span text:style-name="T13">Gerar relatorios</text:span></text:span><text:bookmark-end text:name="__RefHeading__1534_84432063911111"/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2">Ator(es):</text:p>
          </table:table-cell>
          <table:table-cell table:style-name="Tabela13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9">Gera relatorios por valor arrecadado no mês e ferramentas não devolvidas.</text:span></text:span></text:p>
      <text:p text:style-name="P44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5"><text:tab/><text:tab/><text:tab/>Conexao com o banco de dados.</text:p>
      <text:p text:style-name="P46">Pós-condições: <text:tab/></text:p>
      <text:p text:style-name="P45"><text:tab/><text:tab/><text:tab/></text:p>
      <text:p text:style-name="P47">Fluxo principal:</text:p>
      <text:p text:style-name="P50">1 - O sistema exibe tela inicial com as opções disponiveis:</text:p>
      <text:p text:style-name="P48"><text:tab/>1.1 - “Relatorio arrecadacao do por mes”.</text:p>
      <text:p text:style-name="P48"><text:tab/>1.2 - “Relatorio ferramentas pendentes”.<text:tab/></text:p>
      <text:p text:style-name="P48"/>
      <text:p text:style-name="P48"><text:tab/>Variante 1.1: “Relatorio arrecadacao do por mes”:</text:p>
      <text:p text:style-name="P48"><text:tab/><text:tab/>(1.1.1) O sistema solicita mês desejado.</text:p>
      <text:p text:style-name="P48"><text:tab/><text:tab/>(1.1.2) O funcionário informa mes desejado.</text:p>
      <text:p text:style-name="P16"><text:tab/><text:tab/>(1.1.3) O sistema exibe os valores arrecadados por cada dia bem como o total do mês.</text:p>
      <text:p text:style-name="P16"><text:tab/><text:tab/></text:p>
      <text:p text:style-name="P48"><text:tab/>Variante 1.2: “Relatorio ferramentas pendentes”:</text:p>
      <text:p text:style-name="P48"><text:tab/><text:tab/>(1.2.1) O sistema exibe listade emprestimos não devolvidos.</text:p>
      <text:p text:style-name="P16"/>
      <text:p text:style-name="P51"><text:soft-page-break/><text:s text:c="9"/>2 - O funcionário escolhe uma opção.</text:p>
      <text:p text:style-name="P16"><text:s text:c="9"/>3 <text:s/>- O sistema retorna a etapa 1.</text:p>
      <text:p text:style-name="P11">Fluxos alternativos:</text:p>
      <text:p text:style-name="P51"/>
      <text:p text:style-name="P11">Fluxos de erro: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helvetica, sans-serif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ejaVu Sans" style:font-size-asian="14pt" style:font-name-complex="DejaVu Sans" style:font-size-complex="14pt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style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style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Heading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style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/>
    </style:style>
    <style:style style:name="version" style:family="paragraph" style:parent-style-name="Heading">
      <style:paragraph-properties fo:margin-top="0cm" fo:margin-bottom="0cm" style:contextual-spacing="false" fo:text-align="end" style:justify-single-word="false" fo:hyphenation-ladder-count="no-limit"/>
      <style:text-properties style:font-name-complex="Times New Roman" style:font-size-complex="11pt" style:text-scale="95%" fo:hyphenate="false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Arial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Arial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WW_5f_CharLFO38LVL1" style:display-name="WW_CharLFO38LVL1" style:family="text">
      <style:text-properties style:font-name="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DocumentoEspecificacaoFuncional</dc:title>
    <meta:initial-creator>Igor Wiese</meta:initial-creator>
    <dc:creator>fabio </dc:creator>
    <meta:creation-date>2011-03-18T16:43:00Z</meta:creation-date>
    <dc:date>2013-06-17T11:30:26</dc:date>
    <meta:print-date>2001-09-05T11:41:00Z</meta:print-date>
    <meta:editing-cycles>553</meta:editing-cycles>
    <meta:editing-duration>PT1H40M55S</meta:editing-duration>
    <meta:document-statistic meta:table-count="13" meta:image-count="0" meta:object-count="0" meta:page-count="21" meta:paragraph-count="628" meta:word-count="4341" meta:character-count="28616" meta:non-whitespace-character-count="24059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.dotm"/>
  </office:meta>
</office:document-meta>
</file>